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('C5', '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917.3369681396698">
            <text:p>917.3369681396698</text:p>
          </table:table-cell>
          <table:table-cell office:value-type="float" office:value="35091.18330586498">
            <text:p>35091.18330586498</text:p>
          </table:table-cell>
          <table:table-cell office:value-type="float" office:value="21721">
            <text:p>21721</text:p>
          </table:table-cell>
          <table:table-cell office:value-type="float" office:value="84.93173104703362">
            <text:p>84.93173104703362</text:p>
          </table:table-cell>
          <table:table-cell office:value-type="string" office:value="">
            <text:p/>
          </table:table-cell>
          <table:table-cell office:value-type="float" office:value="11635.97565861649">
            <text:p>11635.97565861649</text:p>
          </table:table-cell>
          <table:table-cell office:value-type="float" office:value="1752.391098755642">
            <text:p>1752.391098755642</text:p>
          </table:table-cell>
          <table:table-cell office:value-type="float" office:value="1.0">
            <text:p>1.0</text:p>
          </table:table-cell>
          <table:table-cell office:value-type="float" office:value="0.07883627424575934">
            <text:p>0.0788362742457593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8.3442954849309">
            <text:p>918.3442954849309</text:p>
          </table:table-cell>
          <table:table-cell office:value-type="float" office:value="35110.220034222475">
            <text:p>35110.220034222475</text:p>
          </table:table-cell>
          <table:table-cell office:value-type="float" office:value="8287">
            <text:p>8287</text:p>
          </table:table-cell>
          <table:table-cell office:value-type="float" office:value="28.31406646919972">
            <text:p>28.31406646919972</text:p>
          </table:table-cell>
          <table:table-cell office:value-type="string" office:value="">
            <text:p/>
          </table:table-cell>
          <table:table-cell office:value-type="float" office:value="10691.83537892164">
            <text:p>10691.83537892164</text:p>
          </table:table-cell>
          <table:table-cell office:value-type="float" office:value="633.2708719097369">
            <text:p>633.2708719097369</text:p>
          </table:table-cell>
          <table:table-cell office:value-type="float" office:value="0.38152018783665576">
            <text:p>0.38152018783665576</text:p>
          </table:table-cell>
          <table:table-cell office:value-type="float" office:value="0.08589210953391554">
            <text:p>0.0858921095339155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9.34933802382">
            <text:p>919.34933802382</text:p>
          </table:table-cell>
          <table:table-cell office:value-type="float" office:value="35129.203136419754">
            <text:p>35129.203136419754</text:p>
          </table:table-cell>
          <table:table-cell office:value-type="float" office:value="3606">
            <text:p>3606</text:p>
          </table:table-cell>
          <table:table-cell office:value-type="float" office:value="8.580525694350735">
            <text:p>8.580525694350735</text:p>
          </table:table-cell>
          <table:table-cell office:value-type="string" office:value="">
            <text:p/>
          </table:table-cell>
          <table:table-cell office:value-type="float" office:value="11718.85865035025">
            <text:p>11718.85865035025</text:p>
          </table:table-cell>
          <table:table-cell office:value-type="float" office:value="180.4067648146064">
            <text:p>180.4067648146064</text:p>
          </table:table-cell>
          <table:table-cell office:value-type="float" office:value="0.16601445605635098">
            <text:p>0.16601445605635098</text:p>
          </table:table-cell>
          <table:table-cell office:value-type="float" office:value="0.07845041615860285">
            <text:p>0.0784504161586028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6.334370066964">
            <text:p>916.334370066964</text:p>
          </table:table-cell>
          <table:table-cell office:value-type="float" office:value="35072.225526122165">
            <text:p>35072.225526122165</text:p>
          </table:table-cell>
          <table:table-cell office:value-type="float" office:value="4352">
            <text:p>4352</text:p>
          </table:table-cell>
          <table:table-cell office:value-type="float" office:value="11.71723307701601">
            <text:p>11.71723307701601</text:p>
          </table:table-cell>
          <table:table-cell office:value-type="string" office:value="">
            <text:p/>
          </table:table-cell>
          <table:table-cell office:value-type="float" office:value="12696.75006223813">
            <text:p>12696.75006223813</text:p>
          </table:table-cell>
          <table:table-cell office:value-type="float" office:value="233.3517646471509">
            <text:p>233.3517646471509</text:p>
          </table:table-cell>
          <table:table-cell office:value-type="float" office:value="0.2003590994889738">
            <text:p>0.2003590994889738</text:p>
          </table:table-cell>
          <table:table-cell office:value-type="float" office:value="0.07217078115070309">
            <text:p>0.0721707811507030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C10', '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917.4172171126264">
            <text:p>917.4172171126264</text:p>
          </table:table-cell>
          <table:table-cell office:value-type="float" office:value="35092.70025606833">
            <text:p>35092.70025606833</text:p>
          </table:table-cell>
          <table:table-cell office:value-type="float" office:value="9629">
            <text:p>9629</text:p>
          </table:table-cell>
          <table:table-cell office:value-type="float" office:value="40.9319608862564">
            <text:p>40.9319608862564</text:p>
          </table:table-cell>
          <table:table-cell office:value-type="string" office:value="">
            <text:p/>
          </table:table-cell>
          <table:table-cell office:value-type="float" office:value="15910.10360501409">
            <text:p>15910.10360501409</text:p>
          </table:table-cell>
          <table:table-cell office:value-type="float" office:value="547.2581840589493">
            <text:p>547.2581840589493</text:p>
          </table:table-cell>
          <table:table-cell office:value-type="float" office:value="1.0">
            <text:p>1.0</text:p>
          </table:table-cell>
          <table:table-cell office:value-type="float" office:value="0.05766255455580448">
            <text:p>0.0576625545558044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8.419072602525">
            <text:p>918.419072602525</text:p>
          </table:table-cell>
          <table:table-cell office:value-type="float" office:value="35111.632773021476">
            <text:p>35111.632773021476</text:p>
          </table:table-cell>
          <table:table-cell office:value-type="float" office:value="4120">
            <text:p>4120</text:p>
          </table:table-cell>
          <table:table-cell office:value-type="float" office:value="13.24611374852273">
            <text:p>13.24611374852273</text:p>
          </table:table-cell>
          <table:table-cell office:value-type="string" office:value="">
            <text:p/>
          </table:table-cell>
          <table:table-cell office:value-type="float" office:value="15536.64108824135">
            <text:p>15536.64108824135</text:p>
          </table:table-cell>
          <table:table-cell office:value-type="float" office:value="172.282159244163">
            <text:p>172.282159244163</text:p>
          </table:table-cell>
          <table:table-cell office:value-type="float" office:value="0.42787413023159204">
            <text:p>0.42787413023159204</text:p>
          </table:table-cell>
          <table:table-cell office:value-type="float" office:value="0.05911310349426913">
            <text:p>0.0591131034942691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6.4191980850445">
            <text:p>916.4191980850445</text:p>
          </table:table-cell>
          <table:table-cell office:value-type="float" office:value="35073.82991297237">
            <text:p>35073.82991297237</text:p>
          </table:table-cell>
          <table:table-cell office:value-type="float" office:value="2427">
            <text:p>2427</text:p>
          </table:table-cell>
          <table:table-cell office:value-type="float" office:value="4.736692909358198">
            <text:p>4.736692909358198</text:p>
          </table:table-cell>
          <table:table-cell office:value-type="string" office:value="">
            <text:p/>
          </table:table-cell>
          <table:table-cell office:value-type="float" office:value="13491.38805770227">
            <text:p>13491.38805770227</text:p>
          </table:table-cell>
          <table:table-cell office:value-type="float" office:value="67.8670364760504">
            <text:p>67.8670364760504</text:p>
          </table:table-cell>
          <table:table-cell office:value-type="float" office:value="0.25205109564856165">
            <text:p>0.25205109564856165</text:p>
          </table:table-cell>
          <table:table-cell office:value-type="float" office:value="0.06792623517799255">
            <text:p>0.0679262351779925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C15', '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917.5030334306814">
            <text:p>917.5030334306814</text:p>
          </table:table-cell>
          <table:table-cell office:value-type="float" office:value="35094.32237233884">
            <text:p>35094.32237233884</text:p>
          </table:table-cell>
          <table:table-cell office:value-type="float" office:value="17696">
            <text:p>17696</text:p>
          </table:table-cell>
          <table:table-cell office:value-type="float" office:value="74.6691214475228">
            <text:p>74.6691214475228</text:p>
          </table:table-cell>
          <table:table-cell office:value-type="string" office:value="">
            <text:p/>
          </table:table-cell>
          <table:table-cell office:value-type="float" office:value="14035.55078587939">
            <text:p>14035.55078587939</text:p>
          </table:table-cell>
          <table:table-cell office:value-type="float" office:value="1185.631097926286">
            <text:p>1185.631097926286</text:p>
          </table:table-cell>
          <table:table-cell office:value-type="float" office:value="1.0">
            <text:p>1.0</text:p>
          </table:table-cell>
          <table:table-cell office:value-type="float" office:value="0.06536993434940543">
            <text:p>0.0653699343494054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8.5081519251153">
            <text:p>918.5081519251153</text:p>
          </table:table-cell>
          <table:table-cell office:value-type="float" office:value="35113.31564315679">
            <text:p>35113.31564315679</text:p>
          </table:table-cell>
          <table:table-cell office:value-type="float" office:value="6769">
            <text:p>6769</text:p>
          </table:table-cell>
          <table:table-cell office:value-type="float" office:value="23.50853060692881">
            <text:p>23.50853060692881</text:p>
          </table:table-cell>
          <table:table-cell office:value-type="string" office:value="">
            <text:p/>
          </table:table-cell>
          <table:table-cell office:value-type="float" office:value="14374.02313223729">
            <text:p>14374.02313223729</text:p>
          </table:table-cell>
          <table:table-cell office:value-type="float" office:value="375.1788435816316">
            <text:p>375.1788435816316</text:p>
          </table:table-cell>
          <table:table-cell office:value-type="float" office:value="0.3825158227848101">
            <text:p>0.3825158227848101</text:p>
          </table:table-cell>
          <table:table-cell office:value-type="float" office:value="0.06390056169209402">
            <text:p>0.0639005616920940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9.5099730558048">
            <text:p>919.5099730558048</text:p>
          </table:table-cell>
          <table:table-cell office:value-type="float" office:value="35132.23622223677">
            <text:p>35132.23622223677</text:p>
          </table:table-cell>
          <table:table-cell office:value-type="float" office:value="3035">
            <text:p>3035</text:p>
          </table:table-cell>
          <table:table-cell office:value-type="float" office:value="6.751492083814346">
            <text:p>6.751492083814346</text:p>
          </table:table-cell>
          <table:table-cell office:value-type="string" office:value="">
            <text:p/>
          </table:table-cell>
          <table:table-cell office:value-type="float" office:value="14680.37655328298">
            <text:p>14680.37655328298</text:p>
          </table:table-cell>
          <table:table-cell office:value-type="float" office:value="106.5462563377256">
            <text:p>106.5462563377256</text:p>
          </table:table-cell>
          <table:table-cell office:value-type="float" office:value="0.17150768535262206">
            <text:p>0.17150768535262206</text:p>
          </table:table-cell>
          <table:table-cell office:value-type="float" office:value="0.06263531250158391">
            <text:p>0.0626353125015839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6.5055142630829">
            <text:p>916.5055142630829</text:p>
          </table:table-cell>
          <table:table-cell office:value-type="float" office:value="35075.462369449655">
            <text:p>35075.462369449655</text:p>
          </table:table-cell>
          <table:table-cell office:value-type="float" office:value="3363">
            <text:p>3363</text:p>
          </table:table-cell>
          <table:table-cell office:value-type="float" office:value="8.269135971828645">
            <text:p>8.269135971828645</text:p>
          </table:table-cell>
          <table:table-cell office:value-type="string" office:value="">
            <text:p/>
          </table:table-cell>
          <table:table-cell office:value-type="float" office:value="14932.2951413767">
            <text:p>14932.2951413767</text:p>
          </table:table-cell>
          <table:table-cell office:value-type="float" office:value="138.4189143814291">
            <text:p>138.4189143814291</text:p>
          </table:table-cell>
          <table:table-cell office:value-type="float" office:value="0.19004294755877035">
            <text:p>0.19004294755877035</text:p>
          </table:table-cell>
          <table:table-cell office:value-type="float" office:value="0.06137740418239447">
            <text:p>0.0613774041823944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C6', '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917.3464207745476">
            <text:p>917.3464207745476</text:p>
          </table:table-cell>
          <table:table-cell office:value-type="float" office:value="35091.36199293998">
            <text:p>35091.36199293998</text:p>
          </table:table-cell>
          <table:table-cell office:value-type="float" office:value="30834">
            <text:p>30834</text:p>
          </table:table-cell>
          <table:table-cell office:value-type="float" office:value="129.7572640548598">
            <text:p>129.7572640548598</text:p>
          </table:table-cell>
          <table:table-cell office:value-type="string" office:value="">
            <text:p/>
          </table:table-cell>
          <table:table-cell office:value-type="float" office:value="14091.15859102225">
            <text:p>14091.15859102225</text:p>
          </table:table-cell>
          <table:table-cell office:value-type="float" office:value="2124.620640549782">
            <text:p>2124.620640549782</text:p>
          </table:table-cell>
          <table:table-cell office:value-type="float" office:value="1.0">
            <text:p>1.0</text:p>
          </table:table-cell>
          <table:table-cell office:value-type="float" office:value="0.06510085134937071">
            <text:p>0.0651008513493707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8.3518619221592">
            <text:p>918.3518619221592</text:p>
          </table:table-cell>
          <table:table-cell office:value-type="float" office:value="35110.36298698943">
            <text:p>35110.36298698943</text:p>
          </table:table-cell>
          <table:table-cell office:value-type="float" office:value="11346">
            <text:p>11346</text:p>
          </table:table-cell>
          <table:table-cell office:value-type="float" office:value="43.56143848179575">
            <text:p>43.56143848179575</text:p>
          </table:table-cell>
          <table:table-cell office:value-type="string" office:value="">
            <text:p/>
          </table:table-cell>
          <table:table-cell office:value-type="float" office:value="14674.40340674596">
            <text:p>14674.40340674596</text:p>
          </table:table-cell>
          <table:table-cell office:value-type="float" office:value="704.8784252439623">
            <text:p>704.8784252439623</text:p>
          </table:table-cell>
          <table:table-cell office:value-type="float" office:value="0.3679704222611403">
            <text:p>0.3679704222611403</text:p>
          </table:table-cell>
          <table:table-cell office:value-type="float" office:value="0.06258188741765026">
            <text:p>0.0625818874176502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9.350159225609">
            <text:p>919.350159225609</text:p>
          </table:table-cell>
          <table:table-cell office:value-type="float" office:value="35129.2186429016">
            <text:p>35129.2186429016</text:p>
          </table:table-cell>
          <table:table-cell office:value-type="float" office:value="3992">
            <text:p>3992</text:p>
          </table:table-cell>
          <table:table-cell office:value-type="float" office:value="11.02110655222447">
            <text:p>11.02110655222447</text:p>
          </table:table-cell>
          <table:table-cell office:value-type="string" office:value="">
            <text:p/>
          </table:table-cell>
          <table:table-cell office:value-type="float" office:value="14818.57085843151">
            <text:p>14818.57085843151</text:p>
          </table:table-cell>
          <table:table-cell office:value-type="float" office:value="168.7110523821263">
            <text:p>168.7110523821263</text:p>
          </table:table-cell>
          <table:table-cell office:value-type="float" office:value="0.12946747097360056">
            <text:p>0.12946747097360056</text:p>
          </table:table-cell>
          <table:table-cell office:value-type="float" office:value="0.06204040646082376">
            <text:p>0.0620404064608237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6.3485671254258">
            <text:p>916.3485671254258</text:p>
          </table:table-cell>
          <table:table-cell office:value-type="float" office:value="35072.49404606678">
            <text:p>35072.49404606678</text:p>
          </table:table-cell>
          <table:table-cell office:value-type="float" office:value="4670">
            <text:p>4670</text:p>
          </table:table-cell>
          <table:table-cell office:value-type="float" office:value="14.01165296492699">
            <text:p>14.01165296492699</text:p>
          </table:table-cell>
          <table:table-cell office:value-type="string" office:value="">
            <text:p/>
          </table:table-cell>
          <table:table-cell office:value-type="float" office:value="14241.71790849126">
            <text:p>14241.71790849126</text:p>
          </table:table-cell>
          <table:table-cell office:value-type="float" office:value="244.333602721477">
            <text:p>244.333602721477</text:p>
          </table:table-cell>
          <table:table-cell office:value-type="float" office:value="0.15145618473114095">
            <text:p>0.15145618473114095</text:p>
          </table:table-cell>
          <table:table-cell office:value-type="float" office:value="0.06434255846193081">
            <text:p>0.0643425584619308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C11', '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917.4374461472165">
            <text:p>917.4374461472165</text:p>
          </table:table-cell>
          <table:table-cell office:value-type="float" office:value="35093.08263596859">
            <text:p>35093.08263596859</text:p>
          </table:table-cell>
          <table:table-cell office:value-type="float" office:value="9896">
            <text:p>9896</text:p>
          </table:table-cell>
          <table:table-cell office:value-type="float" office:value="42.63186805570369">
            <text:p>42.63186805570369</text:p>
          </table:table-cell>
          <table:table-cell office:value-type="string" office:value="">
            <text:p/>
          </table:table-cell>
          <table:table-cell office:value-type="float" office:value="14864.0742193341">
            <text:p>14864.0742193341</text:p>
          </table:table-cell>
          <table:table-cell office:value-type="float" office:value="597.5253880773463">
            <text:p>597.5253880773463</text:p>
          </table:table-cell>
          <table:table-cell office:value-type="float" office:value="1.0">
            <text:p>1.0</text:p>
          </table:table-cell>
          <table:table-cell office:value-type="float" office:value="0.061721802018041665">
            <text:p>0.06172180201804166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8.438602796213">
            <text:p>918.438602796213</text:p>
          </table:table-cell>
          <table:table-cell office:value-type="float" office:value="35112.00174085413">
            <text:p>35112.00174085413</text:p>
          </table:table-cell>
          <table:table-cell office:value-type="float" office:value="4078">
            <text:p>4078</text:p>
          </table:table-cell>
          <table:table-cell office:value-type="float" office:value="13.31532678766179">
            <text:p>13.31532678766179</text:p>
          </table:table-cell>
          <table:table-cell office:value-type="string" office:value="">
            <text:p/>
          </table:table-cell>
          <table:table-cell office:value-type="float" office:value="15328.01638994097">
            <text:p>15328.01638994097</text:p>
          </table:table-cell>
          <table:table-cell office:value-type="float" office:value="190.9207088958654">
            <text:p>190.9207088958654</text:p>
          </table:table-cell>
          <table:table-cell office:value-type="float" office:value="0.4120856911883589">
            <text:p>0.4120856911883589</text:p>
          </table:table-cell>
          <table:table-cell office:value-type="float" office:value="0.059918947072560506">
            <text:p>0.05991894707256050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9.4438479455264">
            <text:p>919.4438479455264</text:p>
          </table:table-cell>
          <table:table-cell office:value-type="float" office:value="35130.98769036091">
            <text:p>35130.98769036091</text:p>
          </table:table-cell>
          <table:table-cell office:value-type="float" office:value="2246">
            <text:p>2246</text:p>
          </table:table-cell>
          <table:table-cell office:value-type="float" office:value="4.08097850207208">
            <text:p>4.08097850207208</text:p>
          </table:table-cell>
          <table:table-cell office:value-type="string" office:value="">
            <text:p/>
          </table:table-cell>
          <table:table-cell office:value-type="float" office:value="12034.05681201632">
            <text:p>12034.05681201632</text:p>
          </table:table-cell>
          <table:table-cell office:value-type="float" office:value="62.23945882680143">
            <text:p>62.23945882680143</text:p>
          </table:table-cell>
          <table:table-cell office:value-type="float" office:value="0.22696038803556992">
            <text:p>0.22696038803556992</text:p>
          </table:table-cell>
          <table:table-cell office:value-type="float" office:value="0.07640348240897762">
            <text:p>0.0764034824089776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6.4353311771441">
            <text:p>916.4353311771441</text:p>
          </table:table-cell>
          <table:table-cell office:value-type="float" office:value="35074.13503627256">
            <text:p>35074.13503627256</text:p>
          </table:table-cell>
          <table:table-cell office:value-type="float" office:value="2475">
            <text:p>2475</text:p>
          </table:table-cell>
          <table:table-cell office:value-type="float" office:value="5.081539340184404">
            <text:p>5.081539340184404</text:p>
          </table:table-cell>
          <table:table-cell office:value-type="string" office:value="">
            <text:p/>
          </table:table-cell>
          <table:table-cell office:value-type="float" office:value="16238.22311654151">
            <text:p>16238.22311654151</text:p>
          </table:table-cell>
          <table:table-cell office:value-type="float" office:value="74.47203765475159">
            <text:p>74.47203765475159</text:p>
          </table:table-cell>
          <table:table-cell office:value-type="float" office:value="0.25010105092966856">
            <text:p>0.25010105092966856</text:p>
          </table:table-cell>
          <table:table-cell office:value-type="float" office:value="0.05643692198339067">
            <text:p>0.0564369219833906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C16', '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917.51757154566">
            <text:p>917.51757154566</text:p>
          </table:table-cell>
          <table:table-cell office:value-type="float" office:value="35094.59716699017">
            <text:p>35094.59716699017</text:p>
          </table:table-cell>
          <table:table-cell office:value-type="float" office:value="17447">
            <text:p>17447</text:p>
          </table:table-cell>
          <table:table-cell office:value-type="float" office:value="72.06410245143755">
            <text:p>72.06410245143755</text:p>
          </table:table-cell>
          <table:table-cell office:value-type="string" office:value="">
            <text:p/>
          </table:table-cell>
          <table:table-cell office:value-type="float" office:value="15365.83841909959">
            <text:p>15365.83841909959</text:p>
          </table:table-cell>
          <table:table-cell office:value-type="float" office:value="1076.280774901149">
            <text:p>1076.280774901149</text:p>
          </table:table-cell>
          <table:table-cell office:value-type="float" office:value="1.0">
            <text:p>1.0</text:p>
          </table:table-cell>
          <table:table-cell office:value-type="float" office:value="0.05971152022561909">
            <text:p>0.0597115202256190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8.5230866447757">
            <text:p>918.5230866447757</text:p>
          </table:table-cell>
          <table:table-cell office:value-type="float" office:value="35113.59777910416">
            <text:p>35113.59777910416</text:p>
          </table:table-cell>
          <table:table-cell office:value-type="float" office:value="6642">
            <text:p>6642</text:p>
          </table:table-cell>
          <table:table-cell office:value-type="float" office:value="23.16607899427383">
            <text:p>23.16607899427383</text:p>
          </table:table-cell>
          <table:table-cell office:value-type="string" office:value="">
            <text:p/>
          </table:table-cell>
          <table:table-cell office:value-type="float" office:value="14990.54267891763">
            <text:p>14990.54267891763</text:p>
          </table:table-cell>
          <table:table-cell office:value-type="float" office:value="340.166795565158">
            <text:p>340.166795565158</text:p>
          </table:table-cell>
          <table:table-cell office:value-type="float" office:value="0.380695821631226">
            <text:p>0.380695821631226</text:p>
          </table:table-cell>
          <table:table-cell office:value-type="float" office:value="0.06127350465681048">
            <text:p>0.0612735046568104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9.5243606618734">
            <text:p>919.5243606618734</text:p>
          </table:table-cell>
          <table:table-cell office:value-type="float" office:value="35132.50787380442">
            <text:p>35132.50787380442</text:p>
          </table:table-cell>
          <table:table-cell office:value-type="float" office:value="2688">
            <text:p>2688</text:p>
          </table:table-cell>
          <table:table-cell office:value-type="float" office:value="5.265629331820551">
            <text:p>5.265629331820551</text:p>
          </table:table-cell>
          <table:table-cell office:value-type="string" office:value="">
            <text:p/>
          </table:table-cell>
          <table:table-cell office:value-type="float" office:value="11776.49477128">
            <text:p>11776.49477128</text:p>
          </table:table-cell>
          <table:table-cell office:value-type="float" office:value="100.7628380696983">
            <text:p>100.7628380696983</text:p>
          </table:table-cell>
          <table:table-cell office:value-type="float" office:value="0.15406660170803002">
            <text:p>0.15406660170803002</text:p>
          </table:table-cell>
          <table:table-cell office:value-type="float" office:value="0.07808132882666999">
            <text:p>0.0780813288266699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6.5236545086799">
            <text:p>916.5236545086799</text:p>
          </table:table-cell>
          <table:table-cell office:value-type="float" office:value="35075.80543739662">
            <text:p>35075.80543739662</text:p>
          </table:table-cell>
          <table:table-cell office:value-type="float" office:value="3227">
            <text:p>3227</text:p>
          </table:table-cell>
          <table:table-cell office:value-type="float" office:value="7.701623081278547">
            <text:p>7.701623081278547</text:p>
          </table:table-cell>
          <table:table-cell office:value-type="string" office:value="">
            <text:p/>
          </table:table-cell>
          <table:table-cell office:value-type="float" office:value="13774.96930109038">
            <text:p>13774.96930109038</text:p>
          </table:table-cell>
          <table:table-cell office:value-type="float" office:value="129.4324122921347">
            <text:p>129.4324122921347</text:p>
          </table:table-cell>
          <table:table-cell office:value-type="float" office:value="0.18496016507135898">
            <text:p>0.18496016507135898</text:p>
          </table:table-cell>
          <table:table-cell office:value-type="float" office:value="0.06653544080393203">
            <text:p>0.0665354408039320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C7', '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917.3667060632736">
            <text:p>917.3667060632736</text:p>
          </table:table-cell>
          <table:table-cell office:value-type="float" office:value="35091.74545103945">
            <text:p>35091.74545103945</text:p>
          </table:table-cell>
          <table:table-cell office:value-type="float" office:value="21289">
            <text:p>21289</text:p>
          </table:table-cell>
          <table:table-cell office:value-type="float" office:value="91.81519195764957">
            <text:p>91.81519195764957</text:p>
          </table:table-cell>
          <table:table-cell office:value-type="string" office:value="">
            <text:p/>
          </table:table-cell>
          <table:table-cell office:value-type="float" office:value="14885.02601714059">
            <text:p>14885.02601714059</text:p>
          </table:table-cell>
          <table:table-cell office:value-type="float" office:value="1349.588807509384">
            <text:p>1349.588807509384</text:p>
          </table:table-cell>
          <table:table-cell office:value-type="float" office:value="1.0">
            <text:p>1.0</text:p>
          </table:table-cell>
          <table:table-cell office:value-type="float" office:value="0.06163017148958262">
            <text:p>0.0616301714895826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8.3727272282673">
            <text:p>918.3727272282673</text:p>
          </table:table-cell>
          <table:table-cell office:value-type="float" office:value="35110.75719234205">
            <text:p>35110.75719234205</text:p>
          </table:table-cell>
          <table:table-cell office:value-type="float" office:value="8164">
            <text:p>8164</text:p>
          </table:table-cell>
          <table:table-cell office:value-type="float" office:value="30.47391866169413">
            <text:p>30.47391866169413</text:p>
          </table:table-cell>
          <table:table-cell office:value-type="string" office:value="">
            <text:p/>
          </table:table-cell>
          <table:table-cell office:value-type="float" office:value="15517.49927588582">
            <text:p>15517.49927588582</text:p>
          </table:table-cell>
          <table:table-cell office:value-type="float" office:value="449.0317354705231">
            <text:p>449.0317354705231</text:p>
          </table:table-cell>
          <table:table-cell office:value-type="float" office:value="0.38348442857813897">
            <text:p>0.38348442857813897</text:p>
          </table:table-cell>
          <table:table-cell office:value-type="float" office:value="0.05918303657699651">
            <text:p>0.0591830365769965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9.3713290839644">
            <text:p>919.3713290839644</text:p>
          </table:table-cell>
          <table:table-cell office:value-type="float" office:value="35129.61838393624">
            <text:p>35129.61838393624</text:p>
          </table:table-cell>
          <table:table-cell office:value-type="float" office:value="3219">
            <text:p>3219</text:p>
          </table:table-cell>
          <table:table-cell office:value-type="float" office:value="7.359275385833379">
            <text:p>7.359275385833379</text:p>
          </table:table-cell>
          <table:table-cell office:value-type="string" office:value="">
            <text:p/>
          </table:table-cell>
          <table:table-cell office:value-type="float" office:value="13816.38226587193">
            <text:p>13816.38226587193</text:p>
          </table:table-cell>
          <table:table-cell office:value-type="float" office:value="116.7844430452155">
            <text:p>116.7844430452155</text:p>
          </table:table-cell>
          <table:table-cell office:value-type="float" office:value="0.15120484757386443">
            <text:p>0.15120484757386443</text:p>
          </table:table-cell>
          <table:table-cell office:value-type="float" office:value="0.06654211727732219">
            <text:p>0.0665421172773221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6.3668346218477">
            <text:p>916.3668346218477</text:p>
          </table:table-cell>
          <table:table-cell office:value-type="float" office:value="35072.839550278615">
            <text:p>35072.839550278615</text:p>
          </table:table-cell>
          <table:table-cell office:value-type="float" office:value="3934">
            <text:p>3934</text:p>
          </table:table-cell>
          <table:table-cell office:value-type="float" office:value="10.69519694752539">
            <text:p>10.69519694752539</text:p>
          </table:table-cell>
          <table:table-cell office:value-type="string" office:value="">
            <text:p/>
          </table:table-cell>
          <table:table-cell office:value-type="float" office:value="15128.65955748856">
            <text:p>15128.65955748856</text:p>
          </table:table-cell>
          <table:table-cell office:value-type="float" office:value="168.0218665006225">
            <text:p>168.0218665006225</text:p>
          </table:table-cell>
          <table:table-cell office:value-type="float" office:value="0.18479026727417916">
            <text:p>0.18479026727417916</text:p>
          </table:table-cell>
          <table:table-cell office:value-type="float" office:value="0.06057158145040377">
            <text:p>0.0605715814504037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C12', '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917.4524454801815">
            <text:p>917.4524454801815</text:p>
          </table:table-cell>
          <table:table-cell office:value-type="float" office:value="35093.36615855199">
            <text:p>35093.36615855199</text:p>
          </table:table-cell>
          <table:table-cell office:value-type="float" office:value="12309">
            <text:p>12309</text:p>
          </table:table-cell>
          <table:table-cell office:value-type="float" office:value="52.7173670427931">
            <text:p>52.7173670427931</text:p>
          </table:table-cell>
          <table:table-cell office:value-type="string" office:value="">
            <text:p/>
          </table:table-cell>
          <table:table-cell office:value-type="float" office:value="14890.50330186443">
            <text:p>14890.50330186443</text:p>
          </table:table-cell>
          <table:table-cell office:value-type="float" office:value="759.3550860382996">
            <text:p>759.3550860382996</text:p>
          </table:table-cell>
          <table:table-cell office:value-type="float" office:value="1.0">
            <text:p>1.0</text:p>
          </table:table-cell>
          <table:table-cell office:value-type="float" office:value="0.06161325959783427">
            <text:p>0.0616132595978342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8.4588506468208">
            <text:p>918.4588506468208</text:p>
          </table:table-cell>
          <table:table-cell office:value-type="float" office:value="35112.384262627005">
            <text:p>35112.384262627005</text:p>
          </table:table-cell>
          <table:table-cell office:value-type="float" office:value="5045">
            <text:p>5045</text:p>
          </table:table-cell>
          <table:table-cell office:value-type="float" office:value="17.2148520991773">
            <text:p>17.2148520991773</text:p>
          </table:table-cell>
          <table:table-cell office:value-type="string" office:value="">
            <text:p/>
          </table:table-cell>
          <table:table-cell office:value-type="float" office:value="14233.91323667772">
            <text:p>14233.91323667772</text:p>
          </table:table-cell>
          <table:table-cell office:value-type="float" office:value="262.6202229442156">
            <text:p>262.6202229442156</text:p>
          </table:table-cell>
          <table:table-cell office:value-type="float" office:value="0.40986270208790315">
            <text:p>0.40986270208790315</text:p>
          </table:table-cell>
          <table:table-cell office:value-type="float" office:value="0.0645260959073539">
            <text:p>0.064526095907353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9.4584957548988">
            <text:p>919.4584957548988</text:p>
          </table:table-cell>
          <table:table-cell office:value-type="float" office:value="35131.26426478044">
            <text:p>35131.26426478044</text:p>
          </table:table-cell>
          <table:table-cell office:value-type="float" office:value="2486">
            <text:p>2486</text:p>
          </table:table-cell>
          <table:table-cell office:value-type="float" office:value="4.708570860627479">
            <text:p>4.708570860627479</text:p>
          </table:table-cell>
          <table:table-cell office:value-type="string" office:value="">
            <text:p/>
          </table:table-cell>
          <table:table-cell office:value-type="float" office:value="15571.29871719082">
            <text:p>15571.29871719082</text:p>
          </table:table-cell>
          <table:table-cell office:value-type="float" office:value="78.49209435304806">
            <text:p>78.49209435304806</text:p>
          </table:table-cell>
          <table:table-cell office:value-type="float" office:value="0.20196604110813227">
            <text:p>0.20196604110813227</text:p>
          </table:table-cell>
          <table:table-cell office:value-type="float" office:value="0.05904828572454334">
            <text:p>0.0590482857245433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6.4574478296516">
            <text:p>916.4574478296516</text:p>
          </table:table-cell>
          <table:table-cell office:value-type="float" office:value="35074.553321573476">
            <text:p>35074.553321573476</text:p>
          </table:table-cell>
          <table:table-cell office:value-type="float" office:value="2826">
            <text:p>2826</text:p>
          </table:table-cell>
          <table:table-cell office:value-type="float" office:value="6.369385913237123">
            <text:p>6.369385913237123</text:p>
          </table:table-cell>
          <table:table-cell office:value-type="string" office:value="">
            <text:p/>
          </table:table-cell>
          <table:table-cell office:value-type="float" office:value="13652.9712626693">
            <text:p>13652.9712626693</text:p>
          </table:table-cell>
          <table:table-cell office:value-type="float" office:value="91.07749122170003">
            <text:p>91.07749122170003</text:p>
          </table:table-cell>
          <table:table-cell office:value-type="float" office:value="0.22958810626370948">
            <text:p>0.22958810626370948</text:p>
          </table:table-cell>
          <table:table-cell office:value-type="float" office:value="0.06712512831074945">
            <text:p>0.0671251283107494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C17', '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917.538358694868">
            <text:p>917.538358694868</text:p>
          </table:table-cell>
          <table:table-cell office:value-type="float" office:value="35094.99007502594">
            <text:p>35094.99007502594</text:p>
          </table:table-cell>
          <table:table-cell office:value-type="float" office:value="7328">
            <text:p>7328</text:p>
          </table:table-cell>
          <table:table-cell office:value-type="float" office:value="30.88667437749638">
            <text:p>30.88667437749638</text:p>
          </table:table-cell>
          <table:table-cell office:value-type="string" office:value="">
            <text:p/>
          </table:table-cell>
          <table:table-cell office:value-type="float" office:value="14654.87355114565">
            <text:p>14654.87355114565</text:p>
          </table:table-cell>
          <table:table-cell office:value-type="float" office:value="408.0565761271046">
            <text:p>408.0565761271046</text:p>
          </table:table-cell>
          <table:table-cell office:value-type="float" office:value="1.0">
            <text:p>1.0</text:p>
          </table:table-cell>
          <table:table-cell office:value-type="float" office:value="0.06260977656972953">
            <text:p>0.0626097765697295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8.5402282971331">
            <text:p>918.5402282971331</text:p>
          </table:table-cell>
          <table:table-cell office:value-type="float" office:value="35113.92160399222">
            <text:p>35113.92160399222</text:p>
          </table:table-cell>
          <table:table-cell office:value-type="float" office:value="3367">
            <text:p>3367</text:p>
          </table:table-cell>
          <table:table-cell office:value-type="float" office:value="9.187780675818978">
            <text:p>9.187780675818978</text:p>
          </table:table-cell>
          <table:table-cell office:value-type="string" office:value="">
            <text:p/>
          </table:table-cell>
          <table:table-cell office:value-type="float" office:value="15045.20188177708">
            <text:p>15045.20188177708</text:p>
          </table:table-cell>
          <table:table-cell office:value-type="float" office:value="139.8036953889432">
            <text:p>139.8036953889432</text:p>
          </table:table-cell>
          <table:table-cell office:value-type="float" office:value="0.45947052401746724">
            <text:p>0.45947052401746724</text:p>
          </table:table-cell>
          <table:table-cell office:value-type="float" office:value="0.06105203742129107">
            <text:p>0.0610520374212910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6.5430261263338">
            <text:p>916.5430261263338</text:p>
          </table:table-cell>
          <table:table-cell office:value-type="float" office:value="35076.1717892615">
            <text:p>35076.1717892615</text:p>
          </table:table-cell>
          <table:table-cell office:value-type="float" office:value="2295">
            <text:p>2295</text:p>
          </table:table-cell>
          <table:table-cell office:value-type="float" office:value="4.059096655501913">
            <text:p>4.059096655501913</text:p>
          </table:table-cell>
          <table:table-cell office:value-type="string" office:value="">
            <text:p/>
          </table:table-cell>
          <table:table-cell office:value-type="float" office:value="14773.83641577969">
            <text:p>14773.83641577969</text:p>
          </table:table-cell>
          <table:table-cell office:value-type="float" office:value="61.22804654707461">
            <text:p>61.22804654707461</text:p>
          </table:table-cell>
          <table:table-cell office:value-type="float" office:value="0.31318231441048033">
            <text:p>0.31318231441048033</text:p>
          </table:table-cell>
          <table:table-cell office:value-type="float" office:value="0.06203825467753179">
            <text:p>0.0620382546775317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C8', '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917.3851774217586">
            <text:p>917.3851774217586</text:p>
          </table:table-cell>
          <table:table-cell office:value-type="float" office:value="35092.094616239">
            <text:p>35092.094616239</text:p>
          </table:table-cell>
          <table:table-cell office:value-type="float" office:value="16681">
            <text:p>16681</text:p>
          </table:table-cell>
          <table:table-cell office:value-type="float" office:value="70.0043023039571">
            <text:p>70.0043023039571</text:p>
          </table:table-cell>
          <table:table-cell office:value-type="string" office:value="">
            <text:p/>
          </table:table-cell>
          <table:table-cell office:value-type="float" office:value="14929.34847065193">
            <text:p>14929.34847065193</text:p>
          </table:table-cell>
          <table:table-cell office:value-type="float" office:value="1052.774245216139">
            <text:p>1052.774245216139</text:p>
          </table:table-cell>
          <table:table-cell office:value-type="float" office:value="1.0">
            <text:p>1.0</text:p>
          </table:table-cell>
          <table:table-cell office:value-type="float" office:value="0.06144844024674966">
            <text:p>0.0614484402467496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8.3917281907719">
            <text:p>918.3917281907719</text:p>
          </table:table-cell>
          <table:table-cell office:value-type="float" office:value="35111.11617099523">
            <text:p>35111.11617099523</text:p>
          </table:table-cell>
          <table:table-cell office:value-type="float" office:value="6542">
            <text:p>6542</text:p>
          </table:table-cell>
          <table:table-cell office:value-type="float" office:value="22.80850370896221">
            <text:p>22.80850370896221</text:p>
          </table:table-cell>
          <table:table-cell office:value-type="string" office:value="">
            <text:p/>
          </table:table-cell>
          <table:table-cell office:value-type="float" office:value="14593.62216135499">
            <text:p>14593.62216135499</text:p>
          </table:table-cell>
          <table:table-cell office:value-type="float" office:value="356.9293373458612">
            <text:p>356.9293373458612</text:p>
          </table:table-cell>
          <table:table-cell office:value-type="float" office:value="0.3921827228583418">
            <text:p>0.3921827228583418</text:p>
          </table:table-cell>
          <table:table-cell office:value-type="float" office:value="0.06293103371024243">
            <text:p>0.0629310337102424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9.3915414433684">
            <text:p>919.3915414433684</text:p>
          </table:table-cell>
          <table:table-cell office:value-type="float" office:value="35130.00004063003">
            <text:p>35130.00004063003</text:p>
          </table:table-cell>
          <table:table-cell office:value-type="float" office:value="2912">
            <text:p>2912</text:p>
          </table:table-cell>
          <table:table-cell office:value-type="float" office:value="5.910994143803221">
            <text:p>5.910994143803221</text:p>
          </table:table-cell>
          <table:table-cell office:value-type="string" office:value="">
            <text:p/>
          </table:table-cell>
          <table:table-cell office:value-type="float" office:value="15631.37347976076">
            <text:p>15631.37347976076</text:p>
          </table:table-cell>
          <table:table-cell office:value-type="float" office:value="108.5158962683473">
            <text:p>108.5158962683473</text:p>
          </table:table-cell>
          <table:table-cell office:value-type="float" office:value="0.17456986991187579">
            <text:p>0.17456986991187579</text:p>
          </table:table-cell>
          <table:table-cell office:value-type="float" office:value="0.058817067011659674">
            <text:p>0.05881706701165967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6.3910961564975">
            <text:p>916.3910961564975</text:p>
          </table:table-cell>
          <table:table-cell office:value-type="float" office:value="35073.29841801478">
            <text:p>35073.29841801478</text:p>
          </table:table-cell>
          <table:table-cell office:value-type="float" office:value="3314">
            <text:p>3314</text:p>
          </table:table-cell>
          <table:table-cell office:value-type="float" office:value="7.780532300427599">
            <text:p>7.780532300427599</text:p>
          </table:table-cell>
          <table:table-cell office:value-type="string" office:value="">
            <text:p/>
          </table:table-cell>
          <table:table-cell office:value-type="float" office:value="13126.1424039872">
            <text:p>13126.1424039872</text:p>
          </table:table-cell>
          <table:table-cell office:value-type="float" office:value="131.6098210505527">
            <text:p>131.6098210505527</text:p>
          </table:table-cell>
          <table:table-cell office:value-type="float" office:value="0.1986691445356993">
            <text:p>0.1986691445356993</text:p>
          </table:table-cell>
          <table:table-cell office:value-type="float" office:value="0.06981419734393056">
            <text:p>0.0698141973439305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C13', '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917.4710366403475">
            <text:p>917.4710366403475</text:p>
          </table:table-cell>
          <table:table-cell office:value-type="float" office:value="35093.71757186589">
            <text:p>35093.71757186589</text:p>
          </table:table-cell>
          <table:table-cell office:value-type="float" office:value="16712">
            <text:p>16712</text:p>
          </table:table-cell>
          <table:table-cell office:value-type="float" office:value="63.75666221158956">
            <text:p>63.75666221158956</text:p>
          </table:table-cell>
          <table:table-cell office:value-type="string" office:value="">
            <text:p/>
          </table:table-cell>
          <table:table-cell office:value-type="float" office:value="13099.94496400694">
            <text:p>13099.94496400694</text:p>
          </table:table-cell>
          <table:table-cell office:value-type="float" office:value="1181.321014475079">
            <text:p>1181.321014475079</text:p>
          </table:table-cell>
          <table:table-cell office:value-type="float" office:value="1.0">
            <text:p>1.0</text:p>
          </table:table-cell>
          <table:table-cell office:value-type="float" office:value="0.07003625123320491">
            <text:p>0.0700362512332049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8.4768300342105">
            <text:p>918.4768300342105</text:p>
          </table:table-cell>
          <table:table-cell office:value-type="float" office:value="35112.72392511272">
            <text:p>35112.72392511272</text:p>
          </table:table-cell>
          <table:table-cell office:value-type="float" office:value="6479">
            <text:p>6479</text:p>
          </table:table-cell>
          <table:table-cell office:value-type="float" office:value="20.77790600412315">
            <text:p>20.77790600412315</text:p>
          </table:table-cell>
          <table:table-cell office:value-type="string" office:value="">
            <text:p/>
          </table:table-cell>
          <table:table-cell office:value-type="float" office:value="12182.0821513469">
            <text:p>12182.0821513469</text:p>
          </table:table-cell>
          <table:table-cell office:value-type="float" office:value="414.6825199257187">
            <text:p>414.6825199257187</text:p>
          </table:table-cell>
          <table:table-cell office:value-type="float" office:value="0.3876854954523696">
            <text:p>0.3876854954523696</text:p>
          </table:table-cell>
          <table:table-cell office:value-type="float" office:value="0.07539571795882694">
            <text:p>0.0753957179588269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9.4776682461509">
            <text:p>919.4776682461509</text:p>
          </table:table-cell>
          <table:table-cell office:value-type="float" office:value="35131.62626919572">
            <text:p>35131.62626919572</text:p>
          </table:table-cell>
          <table:table-cell office:value-type="float" office:value="2909">
            <text:p>2909</text:p>
          </table:table-cell>
          <table:table-cell office:value-type="float" office:value="5.78298952481462">
            <text:p>5.78298952481462</text:p>
          </table:table-cell>
          <table:table-cell office:value-type="string" office:value="">
            <text:p/>
          </table:table-cell>
          <table:table-cell office:value-type="float" office:value="13062.17943340484">
            <text:p>13062.17943340484</text:p>
          </table:table-cell>
          <table:table-cell office:value-type="float" office:value="118.597326796466">
            <text:p>118.597326796466</text:p>
          </table:table-cell>
          <table:table-cell office:value-type="float" office:value="0.17406653901388225">
            <text:p>0.17406653901388225</text:p>
          </table:table-cell>
          <table:table-cell office:value-type="float" office:value="0.07039236238745161">
            <text:p>0.0703923623874516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6.4749779937918">
            <text:p>916.4749779937918</text:p>
          </table:table-cell>
          <table:table-cell office:value-type="float" office:value="35074.88486045953">
            <text:p>35074.88486045953</text:p>
          </table:table-cell>
          <table:table-cell office:value-type="float" office:value="3296">
            <text:p>3296</text:p>
          </table:table-cell>
          <table:table-cell office:value-type="float" office:value="7.407435425954762">
            <text:p>7.407435425954762</text:p>
          </table:table-cell>
          <table:table-cell office:value-type="string" office:value="">
            <text:p/>
          </table:table-cell>
          <table:table-cell office:value-type="float" office:value="13714.62560900277">
            <text:p>13714.62560900277</text:p>
          </table:table-cell>
          <table:table-cell office:value-type="float" office:value="149.478008690722">
            <text:p>149.478008690722</text:p>
          </table:table-cell>
          <table:table-cell office:value-type="float" office:value="0.19722355193872668">
            <text:p>0.19722355193872668</text:p>
          </table:table-cell>
          <table:table-cell office:value-type="float" office:value="0.0668246442974123">
            <text:p>0.066824644297412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C18', '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917.5495694088523">
            <text:p>917.5495694088523</text:p>
          </table:table-cell>
          <table:table-cell office:value-type="float" office:value="35095.20197233799">
            <text:p>35095.20197233799</text:p>
          </table:table-cell>
          <table:table-cell office:value-type="float" office:value="7650">
            <text:p>7650</text:p>
          </table:table-cell>
          <table:table-cell office:value-type="float" office:value="33.99859472682184">
            <text:p>33.99859472682184</text:p>
          </table:table-cell>
          <table:table-cell office:value-type="string" office:value="">
            <text:p/>
          </table:table-cell>
          <table:table-cell office:value-type="float" office:value="15025.13542283548">
            <text:p>15025.13542283548</text:p>
          </table:table-cell>
          <table:table-cell office:value-type="float" office:value="440.9439934008224">
            <text:p>440.9439934008224</text:p>
          </table:table-cell>
          <table:table-cell office:value-type="float" office:value="1.0">
            <text:p>1.0</text:p>
          </table:table-cell>
          <table:table-cell office:value-type="float" office:value="0.06106764056278278">
            <text:p>0.0610676405627827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8.556320097777">
            <text:p>918.556320097777</text:p>
          </table:table-cell>
          <table:table-cell office:value-type="float" office:value="35114.2255932516">
            <text:p>35114.2255932516</text:p>
          </table:table-cell>
          <table:table-cell office:value-type="float" office:value="3748">
            <text:p>3748</text:p>
          </table:table-cell>
          <table:table-cell office:value-type="float" office:value="12.55820410659501">
            <text:p>12.55820410659501</text:p>
          </table:table-cell>
          <table:table-cell office:value-type="string" office:value="">
            <text:p/>
          </table:table-cell>
          <table:table-cell office:value-type="float" office:value="14920.46175936385">
            <text:p>14920.46175936385</text:p>
          </table:table-cell>
          <table:table-cell office:value-type="float" office:value="152.4437005457009">
            <text:p>152.4437005457009</text:p>
          </table:table-cell>
          <table:table-cell office:value-type="float" office:value="0.48993464052287583">
            <text:p>0.48993464052287583</text:p>
          </table:table-cell>
          <table:table-cell office:value-type="float" office:value="0.06156353167295947">
            <text:p>0.0615635316729594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6.5579206472743">
            <text:p>916.5579206472743</text:p>
          </table:table-cell>
          <table:table-cell office:value-type="float" office:value="35076.45346859252">
            <text:p>35076.45346859252</text:p>
          </table:table-cell>
          <table:table-cell office:value-type="float" office:value="2201">
            <text:p>2201</text:p>
          </table:table-cell>
          <table:table-cell office:value-type="float" office:value="4.057565808611455">
            <text:p>4.057565808611455</text:p>
          </table:table-cell>
          <table:table-cell office:value-type="string" office:value="">
            <text:p/>
          </table:table-cell>
          <table:table-cell office:value-type="float" office:value="12733.80326785479">
            <text:p>12733.80326785479</text:p>
          </table:table-cell>
          <table:table-cell office:value-type="float" office:value="60.86023500644851">
            <text:p>60.86023500644851</text:p>
          </table:table-cell>
          <table:table-cell office:value-type="float" office:value="0.2877124183006536">
            <text:p>0.2877124183006536</text:p>
          </table:table-cell>
          <table:table-cell office:value-type="float" office:value="0.0719783321108025">
            <text:p>0.071978332110802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C14', '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917.4842548733402">
            <text:p>917.4842548733402</text:p>
          </table:table-cell>
          <table:table-cell office:value-type="float" office:value="35093.96742300925">
            <text:p>35093.96742300925</text:p>
          </table:table-cell>
          <table:table-cell office:value-type="float" office:value="15582">
            <text:p>15582</text:p>
          </table:table-cell>
          <table:table-cell office:value-type="float" office:value="66.35359620474533">
            <text:p>66.35359620474533</text:p>
          </table:table-cell>
          <table:table-cell office:value-type="string" office:value="">
            <text:p/>
          </table:table-cell>
          <table:table-cell office:value-type="float" office:value="13922.72737276424">
            <text:p>13922.72737276424</text:p>
          </table:table-cell>
          <table:table-cell office:value-type="float" office:value="1062.730827347536">
            <text:p>1062.730827347536</text:p>
          </table:table-cell>
          <table:table-cell office:value-type="float" office:value="1.0">
            <text:p>1.0</text:p>
          </table:table-cell>
          <table:table-cell office:value-type="float" office:value="0.06589831362123277">
            <text:p>0.0658983136212327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8.4903286619348">
            <text:p>918.4903286619348</text:p>
          </table:table-cell>
          <table:table-cell office:value-type="float" office:value="35112.978935914434">
            <text:p>35112.978935914434</text:p>
          </table:table-cell>
          <table:table-cell office:value-type="float" office:value="6274">
            <text:p>6274</text:p>
          </table:table-cell>
          <table:table-cell office:value-type="float" office:value="22.23061329614117">
            <text:p>22.23061329614117</text:p>
          </table:table-cell>
          <table:table-cell office:value-type="string" office:value="">
            <text:p/>
          </table:table-cell>
          <table:table-cell office:value-type="float" office:value="14077.61771685494">
            <text:p>14077.61771685494</text:p>
          </table:table-cell>
          <table:table-cell office:value-type="float" office:value="348.4523897020927">
            <text:p>348.4523897020927</text:p>
          </table:table-cell>
          <table:table-cell office:value-type="float" office:value="0.40264407649852396">
            <text:p>0.40264407649852396</text:p>
          </table:table-cell>
          <table:table-cell office:value-type="float" office:value="0.06524472727812737">
            <text:p>0.0652447272781273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9.4936893328103">
            <text:p>919.4936893328103</text:p>
          </table:table-cell>
          <table:table-cell office:value-type="float" office:value="35131.92876761887">
            <text:p>35131.92876761887</text:p>
          </table:table-cell>
          <table:table-cell office:value-type="float" office:value="2707">
            <text:p>2707</text:p>
          </table:table-cell>
          <table:table-cell office:value-type="float" office:value="5.319402644694232">
            <text:p>5.319402644694232</text:p>
          </table:table-cell>
          <table:table-cell office:value-type="string" office:value="">
            <text:p/>
          </table:table-cell>
          <table:table-cell office:value-type="float" office:value="14859.71403002015">
            <text:p>14859.71403002015</text:p>
          </table:table-cell>
          <table:table-cell office:value-type="float" office:value="98.5601038449512">
            <text:p>98.5601038449512</text:p>
          </table:table-cell>
          <table:table-cell office:value-type="float" office:value="0.17372609421126942">
            <text:p>0.17372609421126942</text:p>
          </table:table-cell>
          <table:table-cell office:value-type="float" office:value="0.06187828968143093">
            <text:p>0.0618782896814309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6.4913198481764">
            <text:p>916.4913198481764</text:p>
          </table:table-cell>
          <table:table-cell office:value-type="float" office:value="35075.19392259258">
            <text:p>35075.19392259258</text:p>
          </table:table-cell>
          <table:table-cell office:value-type="float" office:value="3315">
            <text:p>3315</text:p>
          </table:table-cell>
          <table:table-cell office:value-type="float" office:value="8.200609819113708">
            <text:p>8.200609819113708</text:p>
          </table:table-cell>
          <table:table-cell office:value-type="string" office:value="">
            <text:p/>
          </table:table-cell>
          <table:table-cell office:value-type="float" office:value="15056.44964580679">
            <text:p>15056.44964580679</text:p>
          </table:table-cell>
          <table:table-cell office:value-type="float" office:value="130.1422824164713">
            <text:p>130.1422824164713</text:p>
          </table:table-cell>
          <table:table-cell office:value-type="float" office:value="0.21274547554871004">
            <text:p>0.21274547554871004</text:p>
          </table:table-cell>
          <table:table-cell office:value-type="float" office:value="0.06087034735332965">
            <text:p>0.0608703473533296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F6', '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917.356932962585">
            <text:p>917.356932962585</text:p>
          </table:table-cell>
          <table:table-cell office:value-type="float" office:value="35091.5607081016">
            <text:p>35091.5607081016</text:p>
          </table:table-cell>
          <table:table-cell office:value-type="float" office:value="4950">
            <text:p>4950</text:p>
          </table:table-cell>
          <table:table-cell office:value-type="float" office:value="20.7581648413917">
            <text:p>20.7581648413917</text:p>
          </table:table-cell>
          <table:table-cell office:value-type="string" office:value="">
            <text:p/>
          </table:table-cell>
          <table:table-cell office:value-type="float" office:value="14893.0870796046">
            <text:p>14893.0870796046</text:p>
          </table:table-cell>
          <table:table-cell office:value-type="float" office:value="250.568507406373">
            <text:p>250.568507406373</text:p>
          </table:table-cell>
          <table:table-cell office:value-type="float" office:value="0.891891891891892">
            <text:p>0.891891891891892</text:p>
          </table:table-cell>
          <table:table-cell office:value-type="float" office:value="0.0615961572009383">
            <text:p>0.061596157200938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8.365434877453">
            <text:p>918.365434877453</text:p>
          </table:table-cell>
          <table:table-cell office:value-type="float" office:value="35110.6194194744">
            <text:p>35110.6194194744</text:p>
          </table:table-cell>
          <table:table-cell office:value-type="float" office:value="2565">
            <text:p>2565</text:p>
          </table:table-cell>
          <table:table-cell office:value-type="float" office:value="6.90853091348825">
            <text:p>6.90853091348825</text:p>
          </table:table-cell>
          <table:table-cell office:value-type="string" office:value="">
            <text:p/>
          </table:table-cell>
          <table:table-cell office:value-type="float" office:value="13168.8349089473">
            <text:p>13168.8349089473</text:p>
          </table:table-cell>
          <table:table-cell office:value-type="float" office:value="91.0610258252633">
            <text:p>91.0610258252633</text:p>
          </table:table-cell>
          <table:table-cell office:value-type="float" office:value="0.462162162162162">
            <text:p>0.462162162162162</text:p>
          </table:table-cell>
          <table:table-cell office:value-type="float" office:value="0.0697377893509383">
            <text:p>0.069737789350938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F6', '1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927.82915097275">
            <text:p>1927.82915097275</text:p>
          </table:table-cell>
          <table:table-cell office:value-type="float" office:value="50673.6840913061">
            <text:p>50673.6840913061</text:p>
          </table:table-cell>
          <table:table-cell office:value-type="float" office:value="4933">
            <text:p>4933</text:p>
          </table:table-cell>
          <table:table-cell office:value-type="float" office:value="23.2754676573114">
            <text:p>23.2754676573114</text:p>
          </table:table-cell>
          <table:table-cell office:value-type="string" office:value="">
            <text:p/>
          </table:table-cell>
          <table:table-cell office:value-type="float" office:value="19574.6220288159">
            <text:p>19574.6220288159</text:p>
          </table:table-cell>
          <table:table-cell office:value-type="float" office:value="429.067190958529">
            <text:p>429.067190958529</text:p>
          </table:table-cell>
          <table:table-cell office:value-type="float" office:value="0.888828828828829">
            <text:p>0.888828828828829</text:p>
          </table:table-cell>
          <table:table-cell office:value-type="float" office:value="0.0984861494712277">
            <text:p>0.098486149471227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28.83065738918">
            <text:p>1928.83065738918</text:p>
          </table:table-cell>
          <table:table-cell office:value-type="float" office:value="50686.7217908951">
            <text:p>50686.7217908951</text:p>
          </table:table-cell>
          <table:table-cell office:value-type="float" office:value="4341">
            <text:p>4341</text:p>
          </table:table-cell>
          <table:table-cell office:value-type="float" office:value="19.441238146363">
            <text:p>19.441238146363</text:p>
          </table:table-cell>
          <table:table-cell office:value-type="string" office:value="">
            <text:p/>
          </table:table-cell>
          <table:table-cell office:value-type="float" office:value="18554.0599158576">
            <text:p>18554.0599158576</text:p>
          </table:table-cell>
          <table:table-cell office:value-type="float" office:value="374.04268536248">
            <text:p>374.04268536248</text:p>
          </table:table-cell>
          <table:table-cell office:value-type="float" office:value="0.782162162162162">
            <text:p>0.782162162162162</text:p>
          </table:table-cell>
          <table:table-cell office:value-type="float" office:value="0.103957336892108">
            <text:p>0.10395733689210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29.83546801185">
            <text:p>1929.83546801185</text:p>
          </table:table-cell>
          <table:table-cell office:value-type="float" office:value="50699.7990903832">
            <text:p>50699.7990903832</text:p>
          </table:table-cell>
          <table:table-cell office:value-type="float" office:value="2540">
            <text:p>2540</text:p>
          </table:table-cell>
          <table:table-cell office:value-type="float" office:value="7.76818813133027">
            <text:p>7.76818813133027</text:p>
          </table:table-cell>
          <table:table-cell office:value-type="string" office:value="">
            <text:p/>
          </table:table-cell>
          <table:table-cell office:value-type="float" office:value="16976.2405223383">
            <text:p>16976.2405223383</text:p>
          </table:table-cell>
          <table:table-cell office:value-type="float" office:value="155.597620500237">
            <text:p>155.597620500237</text:p>
          </table:table-cell>
          <table:table-cell office:value-type="float" office:value="0.457657657657658">
            <text:p>0.457657657657658</text:p>
          </table:table-cell>
          <table:table-cell office:value-type="float" office:value="0.113678612498006">
            <text:p>0.11367861249800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26.82198874138">
            <text:p>1926.82198874138</text:p>
          </table:table-cell>
          <table:table-cell office:value-type="float" office:value="50660.5693345777">
            <text:p>50660.5693345777</text:p>
          </table:table-cell>
          <table:table-cell office:value-type="float" office:value="1972">
            <text:p>1972</text:p>
          </table:table-cell>
          <table:table-cell office:value-type="float" office:value="4.08597224021815">
            <text:p>4.08597224021815</text:p>
          </table:table-cell>
          <table:table-cell office:value-type="string" office:value="">
            <text:p/>
          </table:table-cell>
          <table:table-cell office:value-type="float" office:value="22060.4263437725">
            <text:p>22060.4263437725</text:p>
          </table:table-cell>
          <table:table-cell office:value-type="float" office:value="80.6117883529318">
            <text:p>80.6117883529318</text:p>
          </table:table-cell>
          <table:table-cell office:value-type="float" office:value="0.355315315315315">
            <text:p>0.355315315315315</text:p>
          </table:table-cell>
          <table:table-cell office:value-type="float" office:value="0.0873429170731015">
            <text:p>0.087342917073101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F7', '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917.377505814582">
            <text:p>917.377505814582</text:p>
          </table:table-cell>
          <table:table-cell office:value-type="float" office:value="35091.9495998161">
            <text:p>35091.9495998161</text:p>
          </table:table-cell>
          <table:table-cell office:value-type="float" office:value="21976">
            <text:p>21976</text:p>
          </table:table-cell>
          <table:table-cell office:value-type="float" office:value="115.374734215041">
            <text:p>115.374734215041</text:p>
          </table:table-cell>
          <table:table-cell office:value-type="string" office:value="">
            <text:p/>
          </table:table-cell>
          <table:table-cell office:value-type="float" office:value="14377.7580953722">
            <text:p>14377.7580953722</text:p>
          </table:table-cell>
          <table:table-cell office:value-type="float" office:value="1438.31090929177">
            <text:p>1438.31090929177</text:p>
          </table:table-cell>
          <table:table-cell office:value-type="float" office:value="1.0">
            <text:p>1.0</text:p>
          </table:table-cell>
          <table:table-cell office:value-type="float" office:value="0.063805323453721">
            <text:p>0.06380532345372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8.383588374516">
            <text:p>918.383588374516</text:p>
          </table:table-cell>
          <table:table-cell office:value-type="float" office:value="35110.9623887013">
            <text:p>35110.9623887013</text:p>
          </table:table-cell>
          <table:table-cell office:value-type="float" office:value="8593">
            <text:p>8593</text:p>
          </table:table-cell>
          <table:table-cell office:value-type="float" office:value="40.4516490225697">
            <text:p>40.4516490225697</text:p>
          </table:table-cell>
          <table:table-cell office:value-type="string" office:value="">
            <text:p/>
          </table:table-cell>
          <table:table-cell office:value-type="float" office:value="15300.7779137328">
            <text:p>15300.7779137328</text:p>
          </table:table-cell>
          <table:table-cell office:value-type="float" office:value="503.123496400957">
            <text:p>503.123496400957</text:p>
          </table:table-cell>
          <table:table-cell office:value-type="float" office:value="0.391017473607572">
            <text:p>0.391017473607572</text:p>
          </table:table-cell>
          <table:table-cell office:value-type="float" office:value="0.060022019373946">
            <text:p>0.06002201937394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9.382459433417">
            <text:p>919.382459433417</text:p>
          </table:table-cell>
          <table:table-cell office:value-type="float" office:value="35129.8285515285">
            <text:p>35129.8285515285</text:p>
          </table:table-cell>
          <table:table-cell office:value-type="float" office:value="3559">
            <text:p>3559</text:p>
          </table:table-cell>
          <table:table-cell office:value-type="float" office:value="12.2631908054882">
            <text:p>12.2631908054882</text:p>
          </table:table-cell>
          <table:table-cell office:value-type="string" office:value="">
            <text:p/>
          </table:table-cell>
          <table:table-cell office:value-type="float" office:value="15679.7997909628">
            <text:p>15679.7997909628</text:p>
          </table:table-cell>
          <table:table-cell office:value-type="float" office:value="148.425561156598">
            <text:p>148.425561156598</text:p>
          </table:table-cell>
          <table:table-cell office:value-type="float" office:value="0.16194939934474">
            <text:p>0.16194939934474</text:p>
          </table:table-cell>
          <table:table-cell office:value-type="float" office:value="0.0586348340980294">
            <text:p>0.058634834098029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6.377473802542">
            <text:p>916.377473802542</text:p>
          </table:table-cell>
          <table:table-cell office:value-type="float" office:value="35073.0407739461">
            <text:p>35073.0407739461</text:p>
          </table:table-cell>
          <table:table-cell office:value-type="float" office:value="3891">
            <text:p>3891</text:p>
          </table:table-cell>
          <table:table-cell office:value-type="float" office:value="14.1145197301041">
            <text:p>14.1145197301041</text:p>
          </table:table-cell>
          <table:table-cell office:value-type="string" office:value="">
            <text:p/>
          </table:table-cell>
          <table:table-cell office:value-type="float" office:value="14841.6834973598">
            <text:p>14841.6834973598</text:p>
          </table:table-cell>
          <table:table-cell office:value-type="float" office:value="191.306812904701">
            <text:p>191.306812904701</text:p>
          </table:table-cell>
          <table:table-cell office:value-type="float" office:value="0.177056789224609">
            <text:p>0.177056789224609</text:p>
          </table:table-cell>
          <table:table-cell office:value-type="float" office:value="0.0617434992442441">
            <text:p>0.061743499244244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F8', '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917.398044952087">
            <text:p>917.398044952087</text:p>
          </table:table-cell>
          <table:table-cell office:value-type="float" office:value="35092.3378498518">
            <text:p>35092.3378498518</text:p>
          </table:table-cell>
          <table:table-cell office:value-type="float" office:value="7955">
            <text:p>7955</text:p>
          </table:table-cell>
          <table:table-cell office:value-type="float" office:value="25.8811954295385">
            <text:p>25.8811954295385</text:p>
          </table:table-cell>
          <table:table-cell office:value-type="string" office:value="">
            <text:p/>
          </table:table-cell>
          <table:table-cell office:value-type="float" office:value="13935.661794916">
            <text:p>13935.661794916</text:p>
          </table:table-cell>
          <table:table-cell office:value-type="float" office:value="508.096385073966">
            <text:p>508.096385073966</text:p>
          </table:table-cell>
          <table:table-cell office:value-type="float" office:value="1.0">
            <text:p>1.0</text:p>
          </table:table-cell>
          <table:table-cell office:value-type="float" office:value="0.06583096364227">
            <text:p>0.0658309636422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8.406012950236">
            <text:p>918.406012950236</text:p>
          </table:table-cell>
          <table:table-cell office:value-type="float" office:value="35111.3860455896">
            <text:p>35111.3860455896</text:p>
          </table:table-cell>
          <table:table-cell office:value-type="float" office:value="3627">
            <text:p>3627</text:p>
          </table:table-cell>
          <table:table-cell office:value-type="float" office:value="9.1209172968559">
            <text:p>9.1209172968559</text:p>
          </table:table-cell>
          <table:table-cell office:value-type="string" office:value="">
            <text:p/>
          </table:table-cell>
          <table:table-cell office:value-type="float" office:value="13985.4127509519">
            <text:p>13985.4127509519</text:p>
          </table:table-cell>
          <table:table-cell office:value-type="float" office:value="176.063826468301">
            <text:p>176.063826468301</text:p>
          </table:table-cell>
          <table:table-cell office:value-type="float" office:value="0.455939660590823">
            <text:p>0.455939660590823</text:p>
          </table:table-cell>
          <table:table-cell office:value-type="float" office:value="0.0656688529187477">
            <text:p>0.065668852918747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F9', '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917.4200504941">
            <text:p>917.4200504941</text:p>
          </table:table-cell>
          <table:table-cell office:value-type="float" office:value="35092.753814397">
            <text:p>35092.753814397</text:p>
          </table:table-cell>
          <table:table-cell office:value-type="float" office:value="28061">
            <text:p>28061</text:p>
          </table:table-cell>
          <table:table-cell office:value-type="float" office:value="137.64712739397">
            <text:p>137.64712739397</text:p>
          </table:table-cell>
          <table:table-cell office:value-type="string" office:value="">
            <text:p/>
          </table:table-cell>
          <table:table-cell office:value-type="float" office:value="13432.635057016">
            <text:p>13432.635057016</text:p>
          </table:table-cell>
          <table:table-cell office:value-type="float" office:value="2026.75842589262">
            <text:p>2026.75842589262</text:p>
          </table:table-cell>
          <table:table-cell office:value-type="float" office:value="1.0">
            <text:p>1.0</text:p>
          </table:table-cell>
          <table:table-cell office:value-type="float" office:value="0.0682978467441444">
            <text:p>0.068297846744144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8.426308451142">
            <text:p>918.426308451142</text:p>
          </table:table-cell>
          <table:table-cell office:value-type="float" office:value="35111.7694743977">
            <text:p>35111.7694743977</text:p>
          </table:table-cell>
          <table:table-cell office:value-type="float" office:value="11114">
            <text:p>11114</text:p>
          </table:table-cell>
          <table:table-cell office:value-type="float" office:value="50.4408736031966">
            <text:p>50.4408736031966</text:p>
          </table:table-cell>
          <table:table-cell office:value-type="string" office:value="">
            <text:p/>
          </table:table-cell>
          <table:table-cell office:value-type="float" office:value="14013.8371821548">
            <text:p>14013.8371821548</text:p>
          </table:table-cell>
          <table:table-cell office:value-type="float" office:value="710.468607592847">
            <text:p>710.468607592847</text:p>
          </table:table-cell>
          <table:table-cell office:value-type="float" office:value="0.396065713980257">
            <text:p>0.396065713980257</text:p>
          </table:table-cell>
          <table:table-cell office:value-type="float" office:value="0.0655371042572597">
            <text:p>0.065537104257259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9.428380678673">
            <text:p>919.428380678673</text:p>
          </table:table-cell>
          <table:table-cell office:value-type="float" office:value="35130.6956408521">
            <text:p>35130.6956408521</text:p>
          </table:table-cell>
          <table:table-cell office:value-type="float" office:value="3825">
            <text:p>3825</text:p>
          </table:table-cell>
          <table:table-cell office:value-type="float" office:value="12.2825811071164">
            <text:p>12.2825811071164</text:p>
          </table:table-cell>
          <table:table-cell office:value-type="string" office:value="">
            <text:p/>
          </table:table-cell>
          <table:table-cell office:value-type="float" office:value="14344.1289823313">
            <text:p>14344.1289823313</text:p>
          </table:table-cell>
          <table:table-cell office:value-type="float" office:value="195.810825161125">
            <text:p>195.810825161125</text:p>
          </table:table-cell>
          <table:table-cell office:value-type="float" office:value="0.136310181390542">
            <text:p>0.136310181390542</text:p>
          </table:table-cell>
          <table:table-cell office:value-type="float" office:value="0.0640978885376171">
            <text:p>0.064097888537617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6.423396728562">
            <text:p>916.423396728562</text:p>
          </table:table-cell>
          <table:table-cell office:value-type="float" office:value="35073.90932169">
            <text:p>35073.90932169</text:p>
          </table:table-cell>
          <table:table-cell office:value-type="float" office:value="4745">
            <text:p>4745</text:p>
          </table:table-cell>
          <table:table-cell office:value-type="float" office:value="17.6559267490162">
            <text:p>17.6559267490162</text:p>
          </table:table-cell>
          <table:table-cell office:value-type="string" office:value="">
            <text:p/>
          </table:table-cell>
          <table:table-cell office:value-type="float" office:value="14607.5907315471">
            <text:p>14607.5907315471</text:p>
          </table:table-cell>
          <table:table-cell office:value-type="float" office:value="237.535207289354">
            <text:p>237.535207289354</text:p>
          </table:table-cell>
          <table:table-cell office:value-type="float" office:value="0.169095898221731">
            <text:p>0.169095898221731</text:p>
          </table:table-cell>
          <table:table-cell office:value-type="float" office:value="0.062736108477452">
            <text:p>0.06273610847745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F10', '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917.438821583103">
            <text:p>917.438821583103</text:p>
          </table:table-cell>
          <table:table-cell office:value-type="float" office:value="35093.1086350307">
            <text:p>35093.1086350307</text:p>
          </table:table-cell>
          <table:table-cell office:value-type="float" office:value="9933">
            <text:p>9933</text:p>
          </table:table-cell>
          <table:table-cell office:value-type="float" office:value="51.2147259708398">
            <text:p>51.2147259708398</text:p>
          </table:table-cell>
          <table:table-cell office:value-type="string" office:value="">
            <text:p/>
          </table:table-cell>
          <table:table-cell office:value-type="float" office:value="13286.109211332">
            <text:p>13286.109211332</text:p>
          </table:table-cell>
          <table:table-cell office:value-type="float" office:value="690.622625037909">
            <text:p>690.622625037909</text:p>
          </table:table-cell>
          <table:table-cell office:value-type="float" office:value="1.0">
            <text:p>1.0</text:p>
          </table:table-cell>
          <table:table-cell office:value-type="float" office:value="0.0690524823324949">
            <text:p>0.069052482332494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8.442481085853">
            <text:p>918.442481085853</text:p>
          </table:table-cell>
          <table:table-cell office:value-type="float" office:value="35112.075009711">
            <text:p>35112.075009711</text:p>
          </table:table-cell>
          <table:table-cell office:value-type="float" office:value="4483">
            <text:p>4483</text:p>
          </table:table-cell>
          <table:table-cell office:value-type="float" office:value="19.0730253534136">
            <text:p>19.0730253534136</text:p>
          </table:table-cell>
          <table:table-cell office:value-type="string" office:value="">
            <text:p/>
          </table:table-cell>
          <table:table-cell office:value-type="float" office:value="13970.9429285514">
            <text:p>13970.9429285514</text:p>
          </table:table-cell>
          <table:table-cell office:value-type="float" office:value="250.832940310294">
            <text:p>250.832940310294</text:p>
          </table:table-cell>
          <table:table-cell office:value-type="float" office:value="0.451323869928521">
            <text:p>0.451323869928521</text:p>
          </table:table-cell>
          <table:table-cell office:value-type="float" office:value="0.0657394769832536">
            <text:p>0.065739476983253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9.440765267269">
            <text:p>919.440765267269</text:p>
          </table:table-cell>
          <table:table-cell office:value-type="float" office:value="35130.9294841093">
            <text:p>35130.9294841093</text:p>
          </table:table-cell>
          <table:table-cell office:value-type="float" office:value="2260">
            <text:p>2260</text:p>
          </table:table-cell>
          <table:table-cell office:value-type="float" office:value="5.96082761084345">
            <text:p>5.96082761084345</text:p>
          </table:table-cell>
          <table:table-cell office:value-type="string" office:value="">
            <text:p/>
          </table:table-cell>
          <table:table-cell office:value-type="float" office:value="13274.3419960369">
            <text:p>13274.3419960369</text:p>
          </table:table-cell>
          <table:table-cell office:value-type="float" office:value="78.0880308047831">
            <text:p>78.0880308047831</text:p>
          </table:table-cell>
          <table:table-cell office:value-type="float" office:value="0.227524413570925">
            <text:p>0.227524413570925</text:p>
          </table:table-cell>
          <table:table-cell office:value-type="float" office:value="0.0692645078408987">
            <text:p>0.069264507840898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6.441749224121">
            <text:p>916.441749224121</text:p>
          </table:table-cell>
          <table:table-cell office:value-type="float" office:value="35074.2564193009">
            <text:p>35074.2564193009</text:p>
          </table:table-cell>
          <table:table-cell office:value-type="float" office:value="2320">
            <text:p>2320</text:p>
          </table:table-cell>
          <table:table-cell office:value-type="float" office:value="6.31374812554438">
            <text:p>6.31374812554438</text:p>
          </table:table-cell>
          <table:table-cell office:value-type="string" office:value="">
            <text:p/>
          </table:table-cell>
          <table:table-cell office:value-type="float" office:value="14290.4991362781">
            <text:p>14290.4991362781</text:p>
          </table:table-cell>
          <table:table-cell office:value-type="float" office:value="77.9488147838813">
            <text:p>77.9488147838813</text:p>
          </table:table-cell>
          <table:table-cell office:value-type="float" office:value="0.233564884727675">
            <text:p>0.233564884727675</text:p>
          </table:table-cell>
          <table:table-cell office:value-type="float" office:value="0.0641294429595973">
            <text:p>0.064129442959597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F1', '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917.275386762959">
            <text:p>917.275386762959</text:p>
          </table:table-cell>
          <table:table-cell office:value-type="float" office:value="35090.0191849432">
            <text:p>35090.0191849432</text:p>
          </table:table-cell>
          <table:table-cell office:value-type="float" office:value="6241">
            <text:p>6241</text:p>
          </table:table-cell>
          <table:table-cell office:value-type="float" office:value="31.1532124828248">
            <text:p>31.1532124828248</text:p>
          </table:table-cell>
          <table:table-cell office:value-type="string" office:value="">
            <text:p/>
          </table:table-cell>
          <table:table-cell office:value-type="float" office:value="14167.8026750851">
            <text:p>14167.8026750851</text:p>
          </table:table-cell>
          <table:table-cell office:value-type="float" office:value="373.198696717921">
            <text:p>373.198696717921</text:p>
          </table:table-cell>
          <table:table-cell office:value-type="float" office:value="0.400115399410181">
            <text:p>0.400115399410181</text:p>
          </table:table-cell>
          <table:table-cell office:value-type="float" office:value="0.0647436591120822">
            <text:p>0.064743659112082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8.279894268748">
            <text:p>918.279894268748</text:p>
          </table:table-cell>
          <table:table-cell office:value-type="float" office:value="35109.0032775212">
            <text:p>35109.0032775212</text:p>
          </table:table-cell>
          <table:table-cell office:value-type="float" office:value="3059">
            <text:p>3059</text:p>
          </table:table-cell>
          <table:table-cell office:value-type="float" office:value="11.6626391015856">
            <text:p>11.6626391015856</text:p>
          </table:table-cell>
          <table:table-cell office:value-type="string" office:value="">
            <text:p/>
          </table:table-cell>
          <table:table-cell office:value-type="float" office:value="14181.2754354778">
            <text:p>14181.2754354778</text:p>
          </table:table-cell>
          <table:table-cell office:value-type="float" office:value="139.543079131687">
            <text:p>139.543079131687</text:p>
          </table:table-cell>
          <table:table-cell office:value-type="float" office:value="0.196114886523913">
            <text:p>0.196114886523913</text:p>
          </table:table-cell>
          <table:table-cell office:value-type="float" office:value="0.0647529834990337">
            <text:p>0.064752983499033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F1', '1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927.68002064224">
            <text:p>1927.68002064224</text:p>
          </table:table-cell>
          <table:table-cell office:value-type="float" office:value="50671.7424086">
            <text:p>50671.7424086</text:p>
          </table:table-cell>
          <table:table-cell office:value-type="float" office:value="4809">
            <text:p>4809</text:p>
          </table:table-cell>
          <table:table-cell office:value-type="float" office:value="27.400575855348">
            <text:p>27.400575855348</text:p>
          </table:table-cell>
          <table:table-cell office:value-type="string" office:value="">
            <text:p/>
          </table:table-cell>
          <table:table-cell office:value-type="float" office:value="17533.6213308684">
            <text:p>17533.6213308684</text:p>
          </table:table-cell>
          <table:table-cell office:value-type="float" office:value="460.226377009421">
            <text:p>460.226377009421</text:p>
          </table:table-cell>
          <table:table-cell office:value-type="float" office:value="0.308308757533017">
            <text:p>0.308308757533017</text:p>
          </table:table-cell>
          <table:table-cell office:value-type="float" office:value="0.109941921538393">
            <text:p>0.10994192153839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28.6813746021">
            <text:p>1928.6813746021</text:p>
          </table:table-cell>
          <table:table-cell office:value-type="float" office:value="50684.7786298455">
            <text:p>50684.7786298455</text:p>
          </table:table-cell>
          <table:table-cell office:value-type="float" office:value="4390">
            <text:p>4390</text:p>
          </table:table-cell>
          <table:table-cell office:value-type="float" office:value="24.2985629410704">
            <text:p>24.2985629410704</text:p>
          </table:table-cell>
          <table:table-cell office:value-type="string" office:value="">
            <text:p/>
          </table:table-cell>
          <table:table-cell office:value-type="float" office:value="17703.8998450772">
            <text:p>17703.8998450772</text:p>
          </table:table-cell>
          <table:table-cell office:value-type="float" office:value="417.708864996757">
            <text:p>417.708864996757</text:p>
          </table:table-cell>
          <table:table-cell office:value-type="float" office:value="0.281446339274266">
            <text:p>0.281446339274266</text:p>
          </table:table-cell>
          <table:table-cell office:value-type="float" office:value="0.108941046406699">
            <text:p>0.10894104640669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29.68411656233">
            <text:p>1929.68411656233</text:p>
          </table:table-cell>
          <table:table-cell office:value-type="float" office:value="50697.8295167578">
            <text:p>50697.8295167578</text:p>
          </table:table-cell>
          <table:table-cell office:value-type="float" office:value="2415">
            <text:p>2415</text:p>
          </table:table-cell>
          <table:table-cell office:value-type="float" office:value="9.66399563109879">
            <text:p>9.66399563109879</text:p>
          </table:table-cell>
          <table:table-cell office:value-type="string" office:value="">
            <text:p/>
          </table:table-cell>
          <table:table-cell office:value-type="float" office:value="16912.8033906115">
            <text:p>16912.8033906115</text:p>
          </table:table-cell>
          <table:table-cell office:value-type="float" office:value="179.496214146606">
            <text:p>179.496214146606</text:p>
          </table:table-cell>
          <table:table-cell office:value-type="float" office:value="0.154827541992563">
            <text:p>0.154827541992563</text:p>
          </table:table-cell>
          <table:table-cell office:value-type="float" office:value="0.114096053267758">
            <text:p>0.11409605326775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26.67065987012">
            <text:p>1926.67065987012</text:p>
          </table:table-cell>
          <table:table-cell office:value-type="float" office:value="50658.5985092859">
            <text:p>50658.5985092859</text:p>
          </table:table-cell>
          <table:table-cell office:value-type="float" office:value="1828">
            <text:p>1828</text:p>
          </table:table-cell>
          <table:table-cell office:value-type="float" office:value="5.31219424434061">
            <text:p>5.31219424434061</text:p>
          </table:table-cell>
          <table:table-cell office:value-type="string" office:value="">
            <text:p/>
          </table:table-cell>
          <table:table-cell office:value-type="float" office:value="22909.3436605597">
            <text:p>22909.3436605597</text:p>
          </table:table-cell>
          <table:table-cell office:value-type="float" office:value="75.0491747833247">
            <text:p>75.0491747833247</text:p>
          </table:table-cell>
          <table:table-cell office:value-type="float" office:value="0.117194512116938">
            <text:p>0.117194512116938</text:p>
          </table:table-cell>
          <table:table-cell office:value-type="float" office:value="0.0840997755508397">
            <text:p>0.084099775550839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F2', '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917.294201244286">
            <text:p>917.294201244286</text:p>
          </table:table-cell>
          <table:table-cell office:value-type="float" office:value="35090.3748539604">
            <text:p>35090.3748539604</text:p>
          </table:table-cell>
          <table:table-cell office:value-type="float" office:value="29669">
            <text:p>29669</text:p>
          </table:table-cell>
          <table:table-cell office:value-type="float" office:value="170.545890628456">
            <text:p>170.545890628456</text:p>
          </table:table-cell>
          <table:table-cell office:value-type="string" office:value="">
            <text:p/>
          </table:table-cell>
          <table:table-cell office:value-type="float" office:value="13836.4354318832">
            <text:p>13836.4354318832</text:p>
          </table:table-cell>
          <table:table-cell office:value-type="float" office:value="2112.54336622738">
            <text:p>2112.54336622738</text:p>
          </table:table-cell>
          <table:table-cell office:value-type="float" office:value="1.0">
            <text:p>1.0</text:p>
          </table:table-cell>
          <table:table-cell office:value-type="float" office:value="0.0662955575343176">
            <text:p>0.066295557534317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8.299990073843">
            <text:p>918.299990073843</text:p>
          </table:table-cell>
          <table:table-cell office:value-type="float" office:value="35109.3829598187">
            <text:p>35109.3829598187</text:p>
          </table:table-cell>
          <table:table-cell office:value-type="float" office:value="11302">
            <text:p>11302</text:p>
          </table:table-cell>
          <table:table-cell office:value-type="float" office:value="60.2247436389898">
            <text:p>60.2247436389898</text:p>
          </table:table-cell>
          <table:table-cell office:value-type="string" office:value="">
            <text:p/>
          </table:table-cell>
          <table:table-cell office:value-type="float" office:value="14071.9319667885">
            <text:p>14071.9319667885</text:p>
          </table:table-cell>
          <table:table-cell office:value-type="float" office:value="734.047109997406">
            <text:p>734.047109997406</text:p>
          </table:table-cell>
          <table:table-cell office:value-type="float" office:value="0.380936330850382">
            <text:p>0.380936330850382</text:p>
          </table:table-cell>
          <table:table-cell office:value-type="float" office:value="0.0652575632287835">
            <text:p>0.065257563228783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9.30094710874">
            <text:p>919.30094710874</text:p>
          </table:table-cell>
          <table:table-cell office:value-type="float" office:value="35128.2893744896">
            <text:p>35128.2893744896</text:p>
          </table:table-cell>
          <table:table-cell office:value-type="float" office:value="3923">
            <text:p>3923</text:p>
          </table:table-cell>
          <table:table-cell office:value-type="float" office:value="15.8910517711245">
            <text:p>15.8910517711245</text:p>
          </table:table-cell>
          <table:table-cell office:value-type="string" office:value="">
            <text:p/>
          </table:table-cell>
          <table:table-cell office:value-type="float" office:value="13948.9721278344">
            <text:p>13948.9721278344</text:p>
          </table:table-cell>
          <table:table-cell office:value-type="float" office:value="197.845146212817">
            <text:p>197.845146212817</text:p>
          </table:table-cell>
          <table:table-cell office:value-type="float" office:value="0.132225555293404">
            <text:p>0.132225555293404</text:p>
          </table:table-cell>
          <table:table-cell office:value-type="float" office:value="0.0659045654894044">
            <text:p>0.065904565489404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6.29762163425">
            <text:p>916.29762163425</text:p>
          </table:table-cell>
          <table:table-cell office:value-type="float" office:value="35071.5304648957">
            <text:p>35071.5304648957</text:p>
          </table:table-cell>
          <table:table-cell office:value-type="float" office:value="4721">
            <text:p>4721</text:p>
          </table:table-cell>
          <table:table-cell office:value-type="float" office:value="20.6769457694423">
            <text:p>20.6769457694423</text:p>
          </table:table-cell>
          <table:table-cell office:value-type="string" office:value="">
            <text:p/>
          </table:table-cell>
          <table:table-cell office:value-type="float" office:value="13330.3001786325">
            <text:p>13330.3001786325</text:p>
          </table:table-cell>
          <table:table-cell office:value-type="float" office:value="250.158729134324">
            <text:p>250.158729134324</text:p>
          </table:table-cell>
          <table:table-cell office:value-type="float" office:value="0.15912231622232">
            <text:p>0.15912231622232</text:p>
          </table:table-cell>
          <table:table-cell office:value-type="float" office:value="0.068737958587235">
            <text:p>0.06873795858723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F3', '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917.312425598391">
            <text:p>917.312425598391</text:p>
          </table:table-cell>
          <table:table-cell office:value-type="float" office:value="35090.719363718">
            <text:p>35090.719363718</text:p>
          </table:table-cell>
          <table:table-cell office:value-type="float" office:value="22248">
            <text:p>22248</text:p>
          </table:table-cell>
          <table:table-cell office:value-type="float" office:value="109.606916938341">
            <text:p>109.606916938341</text:p>
          </table:table-cell>
          <table:table-cell office:value-type="string" office:value="">
            <text:p/>
          </table:table-cell>
          <table:table-cell office:value-type="float" office:value="13916.0705723402">
            <text:p>13916.0705723402</text:p>
          </table:table-cell>
          <table:table-cell office:value-type="float" office:value="1543.52455723825">
            <text:p>1543.52455723825</text:p>
          </table:table-cell>
          <table:table-cell office:value-type="float" office:value="1.0">
            <text:p>1.0</text:p>
          </table:table-cell>
          <table:table-cell office:value-type="float" office:value="0.0659174887645122">
            <text:p>0.065917488764512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8.316590069031">
            <text:p>918.316590069031</text:p>
          </table:table-cell>
          <table:table-cell office:value-type="float" office:value="35109.6965905016">
            <text:p>35109.6965905016</text:p>
          </table:table-cell>
          <table:table-cell office:value-type="float" office:value="8380">
            <text:p>8380</text:p>
          </table:table-cell>
          <table:table-cell office:value-type="float" office:value="37.1036499672416">
            <text:p>37.1036499672416</text:p>
          </table:table-cell>
          <table:table-cell office:value-type="string" office:value="">
            <text:p/>
          </table:table-cell>
          <table:table-cell office:value-type="float" office:value="13914.3468110961">
            <text:p>13914.3468110961</text:p>
          </table:table-cell>
          <table:table-cell office:value-type="float" office:value="544.348989566007">
            <text:p>544.348989566007</text:p>
          </table:table-cell>
          <table:table-cell office:value-type="float" office:value="0.376663070837828">
            <text:p>0.376663070837828</text:p>
          </table:table-cell>
          <table:table-cell office:value-type="float" office:value="0.065997822430063">
            <text:p>0.06599782243006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9.317835666681">
            <text:p>919.317835666681</text:p>
          </table:table-cell>
          <table:table-cell office:value-type="float" office:value="35128.608282575">
            <text:p>35128.608282575</text:p>
          </table:table-cell>
          <table:table-cell office:value-type="float" office:value="3333">
            <text:p>3333</text:p>
          </table:table-cell>
          <table:table-cell office:value-type="float" office:value="10.7112437499404">
            <text:p>10.7112437499404</text:p>
          </table:table-cell>
          <table:table-cell office:value-type="string" office:value="">
            <text:p/>
          </table:table-cell>
          <table:table-cell office:value-type="float" office:value="13075.6056239124">
            <text:p>13075.6056239124</text:p>
          </table:table-cell>
          <table:table-cell office:value-type="float" office:value="152.30627473381">
            <text:p>152.30627473381</text:p>
          </table:table-cell>
          <table:table-cell office:value-type="float" office:value="0.149811218985976">
            <text:p>0.149811218985976</text:p>
          </table:table-cell>
          <table:table-cell office:value-type="float" office:value="0.0703078589327788">
            <text:p>0.070307858932778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6.313114432588">
            <text:p>916.313114432588</text:p>
          </table:table-cell>
          <table:table-cell office:value-type="float" office:value="35071.8234979678">
            <text:p>35071.8234979678</text:p>
          </table:table-cell>
          <table:table-cell office:value-type="float" office:value="3838">
            <text:p>3838</text:p>
          </table:table-cell>
          <table:table-cell office:value-type="float" office:value="13.3423527965563">
            <text:p>13.3423527965563</text:p>
          </table:table-cell>
          <table:table-cell office:value-type="string" office:value="">
            <text:p/>
          </table:table-cell>
          <table:table-cell office:value-type="float" office:value="14500.4525203356">
            <text:p>14500.4525203356</text:p>
          </table:table-cell>
          <table:table-cell office:value-type="float" office:value="189.266157193644">
            <text:p>189.266157193644</text:p>
          </table:table-cell>
          <table:table-cell office:value-type="float" office:value="0.172509888529306">
            <text:p>0.172509888529306</text:p>
          </table:table-cell>
          <table:table-cell office:value-type="float" office:value="0.0631920357759554">
            <text:p>0.063192035775955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F4', '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917.337215111673">
            <text:p>917.337215111673</text:p>
          </table:table-cell>
          <table:table-cell office:value-type="float" office:value="35091.1879744909">
            <text:p>35091.1879744909</text:p>
          </table:table-cell>
          <table:table-cell office:value-type="float" office:value="34300">
            <text:p>34300</text:p>
          </table:table-cell>
          <table:table-cell office:value-type="float" office:value="194.698152852891">
            <text:p>194.698152852891</text:p>
          </table:table-cell>
          <table:table-cell office:value-type="string" office:value="">
            <text:p/>
          </table:table-cell>
          <table:table-cell office:value-type="float" office:value="10913.1182126472">
            <text:p>10913.1182126472</text:p>
          </table:table-cell>
          <table:table-cell office:value-type="float" office:value="3030.75693267491">
            <text:p>3030.75693267491</text:p>
          </table:table-cell>
          <table:table-cell office:value-type="float" office:value="1.0">
            <text:p>1.0</text:p>
          </table:table-cell>
          <table:table-cell office:value-type="float" office:value="0.0840582129907261">
            <text:p>0.084058212990726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8.3442389717">
            <text:p>918.3442389717</text:p>
          </table:table-cell>
          <table:table-cell office:value-type="float" office:value="35110.2189665153">
            <text:p>35110.2189665153</text:p>
          </table:table-cell>
          <table:table-cell office:value-type="float" office:value="13361">
            <text:p>13361</text:p>
          </table:table-cell>
          <table:table-cell office:value-type="float" office:value="71.1573856623013">
            <text:p>71.1573856623013</text:p>
          </table:table-cell>
          <table:table-cell office:value-type="string" office:value="">
            <text:p/>
          </table:table-cell>
          <table:table-cell office:value-type="float" office:value="10710.7769635661">
            <text:p>10710.7769635661</text:p>
          </table:table-cell>
          <table:table-cell office:value-type="float" office:value="1146.11628563826">
            <text:p>1146.11628563826</text:p>
          </table:table-cell>
          <table:table-cell office:value-type="float" office:value="0.389533527696793">
            <text:p>0.389533527696793</text:p>
          </table:table-cell>
          <table:table-cell office:value-type="float" office:value="0.0857402074653919">
            <text:p>0.085740207465391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9.348009420069">
            <text:p>919.348009420069</text:p>
          </table:table-cell>
          <table:table-cell office:value-type="float" office:value="35129.1780488197">
            <text:p>35129.1780488197</text:p>
          </table:table-cell>
          <table:table-cell office:value-type="float" office:value="4637">
            <text:p>4637</text:p>
          </table:table-cell>
          <table:table-cell office:value-type="float" office:value="19.6727183293565">
            <text:p>19.6727183293565</text:p>
          </table:table-cell>
          <table:table-cell office:value-type="string" office:value="">
            <text:p/>
          </table:table-cell>
          <table:table-cell office:value-type="float" office:value="10266.8202389976">
            <text:p>10266.8202389976</text:p>
          </table:table-cell>
          <table:table-cell office:value-type="float" office:value="340.746568460151">
            <text:p>340.746568460151</text:p>
          </table:table-cell>
          <table:table-cell office:value-type="float" office:value="0.135189504373178">
            <text:p>0.135189504373178</text:p>
          </table:table-cell>
          <table:table-cell office:value-type="float" office:value="0.0895455445813695">
            <text:p>0.089545544581369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6.340866152331">
            <text:p>916.340866152331</text:p>
          </table:table-cell>
          <table:table-cell office:value-type="float" office:value="35072.3483918671">
            <text:p>35072.3483918671</text:p>
          </table:table-cell>
          <table:table-cell office:value-type="float" office:value="5894">
            <text:p>5894</text:p>
          </table:table-cell>
          <table:table-cell office:value-type="float" office:value="26.9462075997425">
            <text:p>26.9462075997425</text:p>
          </table:table-cell>
          <table:table-cell office:value-type="string" office:value="">
            <text:p/>
          </table:table-cell>
          <table:table-cell office:value-type="float" office:value="11302.5972688268">
            <text:p>11302.5972688268</text:p>
          </table:table-cell>
          <table:table-cell office:value-type="float" office:value="407.67380855795">
            <text:p>407.67380855795</text:p>
          </table:table-cell>
          <table:table-cell office:value-type="float" office:value="0.171836734693878">
            <text:p>0.171836734693878</text:p>
          </table:table-cell>
          <table:table-cell office:value-type="float" office:value="0.0810734775695892">
            <text:p>0.081073477569589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F5', '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917.343668424818">
            <text:p>917.343668424818</text:p>
          </table:table-cell>
          <table:table-cell office:value-type="float" office:value="35091.3099642277">
            <text:p>35091.3099642277</text:p>
          </table:table-cell>
          <table:table-cell office:value-type="float" office:value="19137">
            <text:p>19137</text:p>
          </table:table-cell>
          <table:table-cell office:value-type="float" office:value="100.452294761463">
            <text:p>100.452294761463</text:p>
          </table:table-cell>
          <table:table-cell office:value-type="string" office:value="">
            <text:p/>
          </table:table-cell>
          <table:table-cell office:value-type="float" office:value="14191.3316886737">
            <text:p>14191.3316886737</text:p>
          </table:table-cell>
          <table:table-cell office:value-type="float" office:value="1314.86397217307">
            <text:p>1314.86397217307</text:p>
          </table:table-cell>
          <table:table-cell office:value-type="float" office:value="1.0">
            <text:p>1.0</text:p>
          </table:table-cell>
          <table:table-cell office:value-type="float" office:value="0.0646411266080804">
            <text:p>0.064641126608080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8.347589274162">
            <text:p>918.347589274162</text:p>
          </table:table-cell>
          <table:table-cell office:value-type="float" office:value="35110.2822638849">
            <text:p>35110.2822638849</text:p>
          </table:table-cell>
          <table:table-cell office:value-type="float" office:value="7160">
            <text:p>7160</text:p>
          </table:table-cell>
          <table:table-cell office:value-type="float" office:value="33.0442190841863">
            <text:p>33.0442190841863</text:p>
          </table:table-cell>
          <table:table-cell office:value-type="string" office:value="">
            <text:p/>
          </table:table-cell>
          <table:table-cell office:value-type="float" office:value="14478.8498536138">
            <text:p>14478.8498536138</text:p>
          </table:table-cell>
          <table:table-cell office:value-type="float" office:value="433.324953253916">
            <text:p>433.324953253916</text:p>
          </table:table-cell>
          <table:table-cell office:value-type="float" office:value="0.37414432774207">
            <text:p>0.37414432774207</text:p>
          </table:table-cell>
          <table:table-cell office:value-type="float" office:value="0.0634268328326471">
            <text:p>0.063426832832647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9.345007012153">
            <text:p>919.345007012153</text:p>
          </table:table-cell>
          <table:table-cell office:value-type="float" office:value="35129.1213552434">
            <text:p>35129.1213552434</text:p>
          </table:table-cell>
          <table:table-cell office:value-type="float" office:value="3100">
            <text:p>3100</text:p>
          </table:table-cell>
          <table:table-cell office:value-type="float" office:value="10.1894118407151">
            <text:p>10.1894118407151</text:p>
          </table:table-cell>
          <table:table-cell office:value-type="string" office:value="">
            <text:p/>
          </table:table-cell>
          <table:table-cell office:value-type="float" office:value="14015.1037163599">
            <text:p>14015.1037163599</text:p>
          </table:table-cell>
          <table:table-cell office:value-type="float" office:value="123.768640956451">
            <text:p>123.768640956451</text:p>
          </table:table-cell>
          <table:table-cell office:value-type="float" office:value="0.161989862569891">
            <text:p>0.161989862569891</text:p>
          </table:table-cell>
          <table:table-cell office:value-type="float" office:value="0.0655967323266395">
            <text:p>0.065596732326639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6.345760987393">
            <text:p>916.345760987393</text:p>
          </table:table-cell>
          <table:table-cell office:value-type="float" office:value="35072.440971574">
            <text:p>35072.440971574</text:p>
          </table:table-cell>
          <table:table-cell office:value-type="float" office:value="3339">
            <text:p>3339</text:p>
          </table:table-cell>
          <table:table-cell office:value-type="float" office:value="11.5274393476909">
            <text:p>11.5274393476909</text:p>
          </table:table-cell>
          <table:table-cell office:value-type="string" office:value="">
            <text:p/>
          </table:table-cell>
          <table:table-cell office:value-type="float" office:value="14070.8284136178">
            <text:p>14070.8284136178</text:p>
          </table:table-cell>
          <table:table-cell office:value-type="float" office:value="159.165529245371">
            <text:p>159.165529245371</text:p>
          </table:table-cell>
          <table:table-cell office:value-type="float" office:value="0.174478758426086">
            <text:p>0.174478758426086</text:p>
          </table:table-cell>
          <table:table-cell office:value-type="float" office:value="0.0651237961299103">
            <text:p>0.065123796129910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L1', '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917.290626984054">
            <text:p>917.290626984054</text:p>
          </table:table-cell>
          <table:table-cell office:value-type="float" office:value="35090.30728641505">
            <text:p>35090.30728641505</text:p>
          </table:table-cell>
          <table:table-cell office:value-type="float" office:value="188841">
            <text:p>188841</text:p>
          </table:table-cell>
          <table:table-cell office:value-type="float" office:value="974.1541100216243">
            <text:p>974.1541100216243</text:p>
          </table:table-cell>
          <table:table-cell office:value-type="string" office:value="">
            <text:p/>
          </table:table-cell>
          <table:table-cell office:value-type="float" office:value="11627.960384129428">
            <text:p>11627.960384129428</text:p>
          </table:table-cell>
          <table:table-cell office:value-type="float" office:value="16625.154718014877">
            <text:p>16625.154718014877</text:p>
          </table:table-cell>
          <table:table-cell office:value-type="float" office:value="1.0">
            <text:p>1.0</text:p>
          </table:table-cell>
          <table:table-cell office:value-type="float" office:value="0.0788866315915584">
            <text:p>0.078886631591558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7.5140066937433">
            <text:p>917.5140066937433</text:p>
          </table:table-cell>
          <table:table-cell office:value-type="float" office:value="35094.52978553808">
            <text:p>35094.52978553808</text:p>
          </table:table-cell>
          <table:table-cell office:value-type="float" office:value="3845">
            <text:p>3845</text:p>
          </table:table-cell>
          <table:table-cell office:value-type="float" office:value="13.870363541399419">
            <text:p>13.870363541399419</text:p>
          </table:table-cell>
          <table:table-cell office:value-type="string" office:value="">
            <text:p/>
          </table:table-cell>
          <table:table-cell office:value-type="float" office:value="5780.837262993124">
            <text:p>5780.837262993124</text:p>
          </table:table-cell>
          <table:table-cell office:value-type="float" office:value="344.54622642820107">
            <text:p>344.54622642820107</text:p>
          </table:table-cell>
          <table:table-cell office:value-type="float" office:value="0.020361044476570236">
            <text:p>0.020361044476570236</text:p>
          </table:table-cell>
          <table:table-cell office:value-type="float" office:value="0.1587164566225283">
            <text:p>0.158716456622528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8.297342752225">
            <text:p>918.297342752225</text:p>
          </table:table-cell>
          <table:table-cell office:value-type="float" office:value="35109.332942596004">
            <text:p>35109.332942596004</text:p>
          </table:table-cell>
          <table:table-cell office:value-type="float" office:value="79609">
            <text:p>79609</text:p>
          </table:table-cell>
          <table:table-cell office:value-type="float" office:value="407.20009707528715">
            <text:p>407.20009707528715</text:p>
          </table:table-cell>
          <table:table-cell office:value-type="string" office:value="">
            <text:p/>
          </table:table-cell>
          <table:table-cell office:value-type="float" office:value="12687.881755251676">
            <text:p>12687.881755251676</text:p>
          </table:table-cell>
          <table:table-cell office:value-type="float" office:value="6440.491662546329">
            <text:p>6440.491662546329</text:p>
          </table:table-cell>
          <table:table-cell office:value-type="float" office:value="0.42156629121853834">
            <text:p>0.42156629121853834</text:p>
          </table:table-cell>
          <table:table-cell office:value-type="float" office:value="0.07237593795923658">
            <text:p>0.0723759379592365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9.2996808922697">
            <text:p>919.2996808922697</text:p>
          </table:table-cell>
          <table:table-cell office:value-type="float" office:value="35128.265464297045">
            <text:p>35128.265464297045</text:p>
          </table:table-cell>
          <table:table-cell office:value-type="float" office:value="24677">
            <text:p>24677</text:p>
          </table:table-cell>
          <table:table-cell office:value-type="float" office:value="122.02780589798614">
            <text:p>122.02780589798614</text:p>
          </table:table-cell>
          <table:table-cell office:value-type="string" office:value="">
            <text:p/>
          </table:table-cell>
          <table:table-cell office:value-type="float" office:value="13467.614974254157">
            <text:p>13467.614974254157</text:p>
          </table:table-cell>
          <table:table-cell office:value-type="float" office:value="1786.8858029807616">
            <text:p>1786.8858029807616</text:p>
          </table:table-cell>
          <table:table-cell office:value-type="float" office:value="0.13067607140398535">
            <text:p>0.13067607140398535</text:p>
          </table:table-cell>
          <table:table-cell office:value-type="float" office:value="0.06826002099478501">
            <text:p>0.0682600209947850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20.3012185453878">
            <text:p>920.3012185453878</text:p>
          </table:table-cell>
          <table:table-cell office:value-type="float" office:value="35147.17251537758">
            <text:p>35147.17251537758</text:p>
          </table:table-cell>
          <table:table-cell office:value-type="float" office:value="5779">
            <text:p>5779</text:p>
          </table:table-cell>
          <table:table-cell office:value-type="float" office:value="23.915005890379707">
            <text:p>23.915005890379707</text:p>
          </table:table-cell>
          <table:table-cell office:value-type="string" office:value="">
            <text:p/>
          </table:table-cell>
          <table:table-cell office:value-type="float" office:value="13901.748624777945">
            <text:p>13901.748624777945</text:p>
          </table:table-cell>
          <table:table-cell office:value-type="float" office:value="335.07214173610953">
            <text:p>335.07214173610953</text:p>
          </table:table-cell>
          <table:table-cell office:value-type="float" office:value="0.030602464507177997">
            <text:p>0.030602464507177997</text:p>
          </table:table-cell>
          <table:table-cell office:value-type="float" office:value="0.06620039272650047">
            <text:p>0.0662003927265004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21.3113869934779">
            <text:p>921.3113869934779</text:p>
          </table:table-cell>
          <table:table-cell office:value-type="float" office:value="35166.23203526596">
            <text:p>35166.23203526596</text:p>
          </table:table-cell>
          <table:table-cell office:value-type="float" office:value="3279">
            <text:p>3279</text:p>
          </table:table-cell>
          <table:table-cell office:value-type="float" office:value="10.935833021915407">
            <text:p>10.935833021915407</text:p>
          </table:table-cell>
          <table:table-cell office:value-type="string" office:value="">
            <text:p/>
          </table:table-cell>
          <table:table-cell office:value-type="float" office:value="12478.297259530777">
            <text:p>12478.297259530777</text:p>
          </table:table-cell>
          <table:table-cell office:value-type="float" office:value="184.93335814534876">
            <text:p>184.93335814534876</text:p>
          </table:table-cell>
          <table:table-cell office:value-type="float" office:value="0.017363814002255867">
            <text:p>0.017363814002255867</text:p>
          </table:table-cell>
          <table:table-cell office:value-type="float" office:value="0.07383310141051425">
            <text:p>0.0738331014105142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6.285038813311">
            <text:p>916.285038813311</text:p>
          </table:table-cell>
          <table:table-cell office:value-type="float" office:value="35071.29246973425">
            <text:p>35071.29246973425</text:p>
          </table:table-cell>
          <table:table-cell office:value-type="float" office:value="30734">
            <text:p>30734</text:p>
          </table:table-cell>
          <table:table-cell office:value-type="float" office:value="153.41769855646876">
            <text:p>153.41769855646876</text:p>
          </table:table-cell>
          <table:table-cell office:value-type="string" office:value="">
            <text:p/>
          </table:table-cell>
          <table:table-cell office:value-type="float" office:value="13135.37409726023">
            <text:p>13135.37409726023</text:p>
          </table:table-cell>
          <table:table-cell office:value-type="float" office:value="2314.27609354936">
            <text:p>2314.27609354936</text:p>
          </table:table-cell>
          <table:table-cell office:value-type="float" office:value="0.1627506738473107">
            <text:p>0.1627506738473107</text:p>
          </table:table-cell>
          <table:table-cell office:value-type="float" office:value="0.06975705693866985">
            <text:p>0.0697570569386698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5.2794103170485">
            <text:p>915.2794103170485</text:p>
          </table:table-cell>
          <table:table-cell office:value-type="float" office:value="35052.26640783177">
            <text:p>35052.26640783177</text:p>
          </table:table-cell>
          <table:table-cell office:value-type="float" office:value="3320">
            <text:p>3320</text:p>
          </table:table-cell>
          <table:table-cell office:value-type="float" office:value="11.14128987086152">
            <text:p>11.14128987086152</text:p>
          </table:table-cell>
          <table:table-cell office:value-type="string" office:value="">
            <text:p/>
          </table:table-cell>
          <table:table-cell office:value-type="float" office:value="13656.233212855997">
            <text:p>13656.233212855997</text:p>
          </table:table-cell>
          <table:table-cell office:value-type="float" office:value="153.6608704600196">
            <text:p>153.6608704600196</text:p>
          </table:table-cell>
          <table:table-cell office:value-type="float" office:value="0.01758092787053659">
            <text:p>0.01758092787053659</text:p>
          </table:table-cell>
          <table:table-cell office:value-type="float" office:value="0.06702283097035888">
            <text:p>0.0670228309703588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L2', '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917.3040051948643">
            <text:p>917.3040051948643</text:p>
          </table:table-cell>
          <table:table-cell office:value-type="float" office:value="35090.5601864228">
            <text:p>35090.5601864228</text:p>
          </table:table-cell>
          <table:table-cell office:value-type="float" office:value="29407">
            <text:p>29407</text:p>
          </table:table-cell>
          <table:table-cell office:value-type="float" office:value="147.2772638822241">
            <text:p>147.2772638822241</text:p>
          </table:table-cell>
          <table:table-cell office:value-type="string" office:value="">
            <text:p/>
          </table:table-cell>
          <table:table-cell office:value-type="float" office:value="14096.919553015174">
            <text:p>14096.919553015174</text:p>
          </table:table-cell>
          <table:table-cell office:value-type="float" office:value="2058.220162031455">
            <text:p>2058.220162031455</text:p>
          </table:table-cell>
          <table:table-cell office:value-type="float" office:value="1.0">
            <text:p>1.0</text:p>
          </table:table-cell>
          <table:table-cell office:value-type="float" office:value="0.06507123785058866">
            <text:p>0.0650712378505886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8.3088444517776">
            <text:p>918.3088444517776</text:p>
          </table:table-cell>
          <table:table-cell office:value-type="float" office:value="35109.55024965508">
            <text:p>35109.55024965508</text:p>
          </table:table-cell>
          <table:table-cell office:value-type="float" office:value="11381">
            <text:p>11381</text:p>
          </table:table-cell>
          <table:table-cell office:value-type="float" office:value="53.539732526328">
            <text:p>53.539732526328</text:p>
          </table:table-cell>
          <table:table-cell office:value-type="string" office:value="">
            <text:p/>
          </table:table-cell>
          <table:table-cell office:value-type="float" office:value="14287.008657862367">
            <text:p>14287.008657862367</text:p>
          </table:table-cell>
          <table:table-cell office:value-type="float" office:value="756.1437095989596">
            <text:p>756.1437095989596</text:p>
          </table:table-cell>
          <table:table-cell office:value-type="float" office:value="0.3870166967048662">
            <text:p>0.3870166967048662</text:p>
          </table:table-cell>
          <table:table-cell office:value-type="float" office:value="0.06427579533567496">
            <text:p>0.0642757953356749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9.313737291403">
            <text:p>919.313737291403</text:p>
          </table:table-cell>
          <table:table-cell office:value-type="float" office:value="35128.53089287408">
            <text:p>35128.53089287408</text:p>
          </table:table-cell>
          <table:table-cell office:value-type="float" office:value="4278">
            <text:p>4278</text:p>
          </table:table-cell>
          <table:table-cell office:value-type="float" office:value="16.591515642652066">
            <text:p>16.591515642652066</text:p>
          </table:table-cell>
          <table:table-cell office:value-type="string" office:value="">
            <text:p/>
          </table:table-cell>
          <table:table-cell office:value-type="float" office:value="14199.498252806568">
            <text:p>14199.498252806568</text:p>
          </table:table-cell>
          <table:table-cell office:value-type="float" office:value="231.90368292152132">
            <text:p>231.90368292152132</text:p>
          </table:table-cell>
          <table:table-cell office:value-type="float" office:value="0.1454755670418608">
            <text:p>0.1454755670418608</text:p>
          </table:table-cell>
          <table:table-cell office:value-type="float" office:value="0.06474269167290458">
            <text:p>0.0647426916729045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6.3017876835137">
            <text:p>916.3017876835137</text:p>
          </table:table-cell>
          <table:table-cell office:value-type="float" office:value="35071.609262410304">
            <text:p>35071.609262410304</text:p>
          </table:table-cell>
          <table:table-cell office:value-type="float" office:value="5277">
            <text:p>5277</text:p>
          </table:table-cell>
          <table:table-cell office:value-type="float" office:value="21.77355102126314">
            <text:p>21.77355102126314</text:p>
          </table:table-cell>
          <table:table-cell office:value-type="string" office:value="">
            <text:p/>
          </table:table-cell>
          <table:table-cell office:value-type="float" office:value="15283.976331926271">
            <text:p>15283.976331926271</text:p>
          </table:table-cell>
          <table:table-cell office:value-type="float" office:value="283.4827298245789">
            <text:p>283.4827298245789</text:p>
          </table:table-cell>
          <table:table-cell office:value-type="float" office:value="0.17944707042540892">
            <text:p>0.17944707042540892</text:p>
          </table:table-cell>
          <table:table-cell office:value-type="float" office:value="0.059951793158006694">
            <text:p>0.05995179315800669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L3', '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917.3226792816832">
            <text:p>917.3226792816832</text:p>
          </table:table-cell>
          <table:table-cell office:value-type="float" office:value="35090.91319590481">
            <text:p>35090.91319590481</text:p>
          </table:table-cell>
          <table:table-cell office:value-type="float" office:value="112792">
            <text:p>112792</text:p>
          </table:table-cell>
          <table:table-cell office:value-type="float" office:value="596.3559225078812">
            <text:p>596.3559225078812</text:p>
          </table:table-cell>
          <table:table-cell office:value-type="string" office:value="">
            <text:p/>
          </table:table-cell>
          <table:table-cell office:value-type="float" office:value="12143.234694565035">
            <text:p>12143.234694565035</text:p>
          </table:table-cell>
          <table:table-cell office:value-type="float" office:value="9410.517320424766">
            <text:p>9410.517320424766</text:p>
          </table:table-cell>
          <table:table-cell office:value-type="float" office:value="1.0">
            <text:p>1.0</text:p>
          </table:table-cell>
          <table:table-cell office:value-type="float" office:value="0.07554187186156014">
            <text:p>0.0755418718615601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8.3288878252412">
            <text:p>918.3288878252412</text:p>
          </table:table-cell>
          <table:table-cell office:value-type="float" office:value="35109.928935340205">
            <text:p>35109.928935340205</text:p>
          </table:table-cell>
          <table:table-cell office:value-type="float" office:value="44216">
            <text:p>44216</text:p>
          </table:table-cell>
          <table:table-cell office:value-type="float" office:value="230.3429887946908">
            <text:p>230.3429887946908</text:p>
          </table:table-cell>
          <table:table-cell office:value-type="string" office:value="">
            <text:p/>
          </table:table-cell>
          <table:table-cell office:value-type="float" office:value="12711.619755827138">
            <text:p>12711.619755827138</text:p>
          </table:table-cell>
          <table:table-cell office:value-type="float" office:value="3451.285330645401">
            <text:p>3451.285330645401</text:p>
          </table:table-cell>
          <table:table-cell office:value-type="float" office:value="0.3920136179870913">
            <text:p>0.3920136179870913</text:p>
          </table:table-cell>
          <table:table-cell office:value-type="float" office:value="0.0722432628937213">
            <text:p>0.072243262893721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9.3309144837693">
            <text:p>919.3309144837693</text:p>
          </table:table-cell>
          <table:table-cell office:value-type="float" office:value="35128.85524897632">
            <text:p>35128.85524897632</text:p>
          </table:table-cell>
          <table:table-cell office:value-type="float" office:value="13803">
            <text:p>13803</text:p>
          </table:table-cell>
          <table:table-cell office:value-type="float" office:value="67.987063440554">
            <text:p>67.987063440554</text:p>
          </table:table-cell>
          <table:table-cell office:value-type="string" office:value="">
            <text:p/>
          </table:table-cell>
          <table:table-cell office:value-type="float" office:value="13347.486085682245">
            <text:p>13347.486085682245</text:p>
          </table:table-cell>
          <table:table-cell office:value-type="float" office:value="993.7788786094828">
            <text:p>993.7788786094828</text:p>
          </table:table-cell>
          <table:table-cell office:value-type="float" office:value="0.12237570040428399">
            <text:p>0.12237570040428399</text:p>
          </table:table-cell>
          <table:table-cell office:value-type="float" office:value="0.06887670896094278">
            <text:p>0.0688767089609427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20.3276844836589">
            <text:p>920.3276844836589</text:p>
          </table:table-cell>
          <table:table-cell office:value-type="float" office:value="35147.671999811624">
            <text:p>35147.671999811624</text:p>
          </table:table-cell>
          <table:table-cell office:value-type="float" office:value="3356">
            <text:p>3356</text:p>
          </table:table-cell>
          <table:table-cell office:value-type="float" office:value="12.20780488201584">
            <text:p>12.20780488201584</text:p>
          </table:table-cell>
          <table:table-cell office:value-type="string" office:value="">
            <text:p/>
          </table:table-cell>
          <table:table-cell office:value-type="float" office:value="12737.514507465907">
            <text:p>12737.514507465907</text:p>
          </table:table-cell>
          <table:table-cell office:value-type="float" office:value="182.33679529451882">
            <text:p>182.33679529451882</text:p>
          </table:table-cell>
          <table:table-cell office:value-type="float" office:value="0.0297538832541315">
            <text:p>0.0297538832541315</text:p>
          </table:table-cell>
          <table:table-cell office:value-type="float" office:value="0.07225331786230527">
            <text:p>0.0722533178623052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21.3524088723559">
            <text:p>921.3524088723559</text:p>
          </table:table-cell>
          <table:table-cell office:value-type="float" office:value="35167.00580055002">
            <text:p>35167.00580055002</text:p>
          </table:table-cell>
          <table:table-cell office:value-type="float" office:value="2502">
            <text:p>2502</text:p>
          </table:table-cell>
          <table:table-cell office:value-type="float" office:value="7.648421334694587">
            <text:p>7.648421334694587</text:p>
          </table:table-cell>
          <table:table-cell office:value-type="string" office:value="">
            <text:p/>
          </table:table-cell>
          <table:table-cell office:value-type="float" office:value="12491.744407708518">
            <text:p>12491.744407708518</text:p>
          </table:table-cell>
          <table:table-cell office:value-type="float" office:value="118.60948091417455">
            <text:p>118.60948091417455</text:p>
          </table:table-cell>
          <table:table-cell office:value-type="float" office:value="0.022182424285410313">
            <text:p>0.022182424285410313</text:p>
          </table:table-cell>
          <table:table-cell office:value-type="float" office:value="0.07375690526487233">
            <text:p>0.0737569052648723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6.319326921251">
            <text:p>916.319326921251</text:p>
          </table:table-cell>
          <table:table-cell office:value-type="float" office:value="35071.94100119551">
            <text:p>35071.94100119551</text:p>
          </table:table-cell>
          <table:table-cell office:value-type="float" office:value="17091">
            <text:p>17091</text:p>
          </table:table-cell>
          <table:table-cell office:value-type="float" office:value="85.49207086290859">
            <text:p>85.49207086290859</text:p>
          </table:table-cell>
          <table:table-cell office:value-type="string" office:value="">
            <text:p/>
          </table:table-cell>
          <table:table-cell office:value-type="float" office:value="12861.778329263885">
            <text:p>12861.778329263885</text:p>
          </table:table-cell>
          <table:table-cell office:value-type="float" office:value="1272.5611475245746">
            <text:p>1272.5611475245746</text:p>
          </table:table-cell>
          <table:table-cell office:value-type="float" office:value="0.15152670402156182">
            <text:p>0.15152670402156182</text:p>
          </table:table-cell>
          <table:table-cell office:value-type="float" office:value="0.07124359505064604">
            <text:p>0.0712435950506460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5.3172312322279">
            <text:p>915.3172312322279</text:p>
          </table:table-cell>
          <table:table-cell office:value-type="float" office:value="35052.982153321434">
            <text:p>35052.982153321434</text:p>
          </table:table-cell>
          <table:table-cell office:value-type="float" office:value="2357">
            <text:p>2357</text:p>
          </table:table-cell>
          <table:table-cell office:value-type="float" office:value="6.86635603844546">
            <text:p>6.86635603844546</text:p>
          </table:table-cell>
          <table:table-cell office:value-type="string" office:value="">
            <text:p/>
          </table:table-cell>
          <table:table-cell office:value-type="float" office:value="12777.2407101862">
            <text:p>12777.2407101862</text:p>
          </table:table-cell>
          <table:table-cell office:value-type="float" office:value="120.40173511788286">
            <text:p>120.40173511788286</text:p>
          </table:table-cell>
          <table:table-cell office:value-type="float" office:value="0.02089687211858997">
            <text:p>0.02089687211858997</text:p>
          </table:table-cell>
          <table:table-cell office:value-type="float" office:value="0.07163653342638554">
            <text:p>0.0716365334263855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L3', '1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927.7729465321506">
            <text:p>1927.7729465321506</text:p>
          </table:table-cell>
          <table:table-cell office:value-type="float" office:value="50672.95231615616">
            <text:p>50672.95231615616</text:p>
          </table:table-cell>
          <table:table-cell office:value-type="float" office:value="12631">
            <text:p>12631</text:p>
          </table:table-cell>
          <table:table-cell office:value-type="float" office:value="74.43047747658265">
            <text:p>74.43047747658265</text:p>
          </table:table-cell>
          <table:table-cell office:value-type="string" office:value="">
            <text:p/>
          </table:table-cell>
          <table:table-cell office:value-type="float" office:value="19040.973458058852">
            <text:p>19040.973458058852</text:p>
          </table:table-cell>
          <table:table-cell office:value-type="float" office:value="1375.610409705525">
            <text:p>1375.610409705525</text:p>
          </table:table-cell>
          <table:table-cell office:value-type="float" office:value="0.1119848925455706">
            <text:p>0.1119848925455706</text:p>
          </table:table-cell>
          <table:table-cell office:value-type="float" office:value="0.10124340285324251">
            <text:p>0.1012434028532425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28.7744001178985">
            <text:p>1928.7744001178985</text:p>
          </table:table-cell>
          <table:table-cell office:value-type="float" office:value="50685.98951882859">
            <text:p>50685.98951882859</text:p>
          </table:table-cell>
          <table:table-cell office:value-type="float" office:value="11061">
            <text:p>11061</text:p>
          </table:table-cell>
          <table:table-cell office:value-type="float" office:value="64.37763887353206">
            <text:p>64.37763887353206</text:p>
          </table:table-cell>
          <table:table-cell office:value-type="string" office:value="">
            <text:p/>
          </table:table-cell>
          <table:table-cell office:value-type="float" office:value="19720.303164104873">
            <text:p>19720.303164104873</text:p>
          </table:table-cell>
          <table:table-cell office:value-type="float" office:value="1151.996368074959">
            <text:p>1151.996368074959</text:p>
          </table:table-cell>
          <table:table-cell office:value-type="float" office:value="0.0980654656358607">
            <text:p>0.0980654656358607</text:p>
          </table:table-cell>
          <table:table-cell office:value-type="float" office:value="0.09780652883819131">
            <text:p>0.0978065288381913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29.7820583300274">
            <text:p>1929.7820583300274</text:p>
          </table:table-cell>
          <table:table-cell office:value-type="float" office:value="50699.10406591543">
            <text:p>50699.10406591543</text:p>
          </table:table-cell>
          <table:table-cell office:value-type="float" office:value="5055">
            <text:p>5055</text:p>
          </table:table-cell>
          <table:table-cell office:value-type="float" office:value="25.907429976746865">
            <text:p>25.907429976746865</text:p>
          </table:table-cell>
          <table:table-cell office:value-type="string" office:value="">
            <text:p/>
          </table:table-cell>
          <table:table-cell office:value-type="float" office:value="19333.88085586917">
            <text:p>19333.88085586917</text:p>
          </table:table-cell>
          <table:table-cell office:value-type="float" office:value="485.3866684935828">
            <text:p>485.3866684935828</text:p>
          </table:table-cell>
          <table:table-cell office:value-type="float" office:value="0.044817008298460886">
            <text:p>0.044817008298460886</text:p>
          </table:table-cell>
          <table:table-cell office:value-type="float" office:value="0.09981348663086465">
            <text:p>0.0998134866308646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30.7849360024372">
            <text:p>1930.7849360024372</text:p>
          </table:table-cell>
          <table:table-cell office:value-type="float" office:value="50712.15298224178">
            <text:p>50712.15298224178</text:p>
          </table:table-cell>
          <table:table-cell office:value-type="float" office:value="2174">
            <text:p>2174</text:p>
          </table:table-cell>
          <table:table-cell office:value-type="float" office:value="6.634743843392458">
            <text:p>6.634743843392458</text:p>
          </table:table-cell>
          <table:table-cell office:value-type="string" office:value="">
            <text:p/>
          </table:table-cell>
          <table:table-cell office:value-type="float" office:value="20653.69000101231">
            <text:p>20653.69000101231</text:p>
          </table:table-cell>
          <table:table-cell office:value-type="float" office:value="153.80048880814044">
            <text:p>153.80048880814044</text:p>
          </table:table-cell>
          <table:table-cell office:value-type="float" office:value="0.019274416625292574">
            <text:p>0.019274416625292574</text:p>
          </table:table-cell>
          <table:table-cell office:value-type="float" office:value="0.0934837763086307">
            <text:p>0.093483776308630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26.7754510362934">
            <text:p>1926.7754510362934</text:p>
          </table:table-cell>
          <table:table-cell office:value-type="float" office:value="50659.96326097491">
            <text:p>50659.96326097491</text:p>
          </table:table-cell>
          <table:table-cell office:value-type="float" office:value="3301">
            <text:p>3301</text:p>
          </table:table-cell>
          <table:table-cell office:value-type="float" office:value="14.672993156242727">
            <text:p>14.672993156242727</text:p>
          </table:table-cell>
          <table:table-cell office:value-type="string" office:value="">
            <text:p/>
          </table:table-cell>
          <table:table-cell office:value-type="float" office:value="19770.85665300679">
            <text:p>19770.85665300679</text:p>
          </table:table-cell>
          <table:table-cell office:value-type="float" office:value="271.80040013479197">
            <text:p>271.80040013479197</text:p>
          </table:table-cell>
          <table:table-cell office:value-type="float" office:value="0.029266260018441025">
            <text:p>0.029266260018441025</text:p>
          </table:table-cell>
          <table:table-cell office:value-type="float" office:value="0.09745533462978528">
            <text:p>0.0974553346297852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L4', '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917.3366893556115">
            <text:p>917.3366893556115</text:p>
          </table:table-cell>
          <table:table-cell office:value-type="float" office:value="35091.17803588034">
            <text:p>35091.17803588034</text:p>
          </table:table-cell>
          <table:table-cell office:value-type="float" office:value="70605">
            <text:p>70605</text:p>
          </table:table-cell>
          <table:table-cell office:value-type="float" office:value="395.18656844286414">
            <text:p>395.18656844286414</text:p>
          </table:table-cell>
          <table:table-cell office:value-type="string" office:value="">
            <text:p/>
          </table:table-cell>
          <table:table-cell office:value-type="float" office:value="13531.418007682209">
            <text:p>13531.418007682209</text:p>
          </table:table-cell>
          <table:table-cell office:value-type="float" office:value="5270.1098047974265">
            <text:p>5270.1098047974265</text:p>
          </table:table-cell>
          <table:table-cell office:value-type="float" office:value="1.0">
            <text:p>1.0</text:p>
          </table:table-cell>
          <table:table-cell office:value-type="float" office:value="0.06779309373450815">
            <text:p>0.0677930937345081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8.3419117985849">
            <text:p>918.3419117985849</text:p>
          </table:table-cell>
          <table:table-cell office:value-type="float" office:value="35110.174999092276">
            <text:p>35110.174999092276</text:p>
          </table:table-cell>
          <table:table-cell office:value-type="float" office:value="26713">
            <text:p>26713</text:p>
          </table:table-cell>
          <table:table-cell office:value-type="float" office:value="145.74607353369686">
            <text:p>145.74607353369686</text:p>
          </table:table-cell>
          <table:table-cell office:value-type="string" office:value="">
            <text:p/>
          </table:table-cell>
          <table:table-cell office:value-type="float" office:value="14088.658613868853">
            <text:p>14088.658613868853</text:p>
          </table:table-cell>
          <table:table-cell office:value-type="float" office:value="1884.4811402486641">
            <text:p>1884.4811402486641</text:p>
          </table:table-cell>
          <table:table-cell office:value-type="float" office:value="0.37834430989306705">
            <text:p>0.37834430989306705</text:p>
          </table:table-cell>
          <table:table-cell office:value-type="float" office:value="0.0651830622749685">
            <text:p>0.065183062274968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9.3452322851122">
            <text:p>919.3452322851122</text:p>
          </table:table-cell>
          <table:table-cell office:value-type="float" office:value="35129.12560900899">
            <text:p>35129.12560900899</text:p>
          </table:table-cell>
          <table:table-cell office:value-type="float" office:value="8275">
            <text:p>8275</text:p>
          </table:table-cell>
          <table:table-cell office:value-type="float" office:value="40.95688889372139">
            <text:p>40.95688889372139</text:p>
          </table:table-cell>
          <table:table-cell office:value-type="string" office:value="">
            <text:p/>
          </table:table-cell>
          <table:table-cell office:value-type="float" office:value="14220.90092774942">
            <text:p>14220.90092774942</text:p>
          </table:table-cell>
          <table:table-cell office:value-type="float" office:value="520.1677470243533">
            <text:p>520.1677470243533</text:p>
          </table:table-cell>
          <table:table-cell office:value-type="float" office:value="0.11720133135047094">
            <text:p>0.11720133135047094</text:p>
          </table:table-cell>
          <table:table-cell office:value-type="float" office:value="0.0646474676221942">
            <text:p>0.064647467622194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20.3455873108538">
            <text:p>920.3455873108538</text:p>
          </table:table-cell>
          <table:table-cell office:value-type="float" office:value="35148.0098708962">
            <text:p>35148.0098708962</text:p>
          </table:table-cell>
          <table:table-cell office:value-type="float" office:value="2435">
            <text:p>2435</text:p>
          </table:table-cell>
          <table:table-cell office:value-type="float" office:value="7.327384577029101">
            <text:p>7.327384577029101</text:p>
          </table:table-cell>
          <table:table-cell office:value-type="string" office:value="">
            <text:p/>
          </table:table-cell>
          <table:table-cell office:value-type="float" office:value="13952.56350283789">
            <text:p>13952.56350283789</text:p>
          </table:table-cell>
          <table:table-cell office:value-type="float" office:value="106.2044192703544">
            <text:p>106.2044192703544</text:p>
          </table:table-cell>
          <table:table-cell office:value-type="float" office:value="0.03448764251823525">
            <text:p>0.03448764251823525</text:p>
          </table:table-cell>
          <table:table-cell office:value-type="float" office:value="0.06596247256811694">
            <text:p>0.0659624725681169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21.3616245382309">
            <text:p>921.3616245382309</text:p>
          </table:table-cell>
          <table:table-cell office:value-type="float" office:value="35167.179626442325">
            <text:p>35167.179626442325</text:p>
          </table:table-cell>
          <table:table-cell office:value-type="float" office:value="2082">
            <text:p>2082</text:p>
          </table:table-cell>
          <table:table-cell office:value-type="float" office:value="5.7360685379322565">
            <text:p>5.7360685379322565</text:p>
          </table:table-cell>
          <table:table-cell office:value-type="string" office:value="">
            <text:p/>
          </table:table-cell>
          <table:table-cell office:value-type="float" office:value="14696.140946862486">
            <text:p>14696.140946862486</text:p>
          </table:table-cell>
          <table:table-cell office:value-type="float" office:value="89.17309744791604">
            <text:p>89.17309744791604</text:p>
          </table:table-cell>
          <table:table-cell office:value-type="float" office:value="0.02948799660080731">
            <text:p>0.02948799660080731</text:p>
          </table:table-cell>
          <table:table-cell office:value-type="float" office:value="0.06269412003257457">
            <text:p>0.0626941200325745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6.3375158516178">
            <text:p>916.3375158516178</text:p>
          </table:table-cell>
          <table:table-cell office:value-type="float" office:value="35072.28502495998">
            <text:p>35072.28502495998</text:p>
          </table:table-cell>
          <table:table-cell office:value-type="float" office:value="10474">
            <text:p>10474</text:p>
          </table:table-cell>
          <table:table-cell office:value-type="float" office:value="53.44515637348327">
            <text:p>53.44515637348327</text:p>
          </table:table-cell>
          <table:table-cell office:value-type="string" office:value="">
            <text:p/>
          </table:table-cell>
          <table:table-cell office:value-type="float" office:value="14249.956220716787">
            <text:p>14249.956220716787</text:p>
          </table:table-cell>
          <table:table-cell office:value-type="float" office:value="679.4800405049228">
            <text:p>679.4800405049228</text:p>
          </table:table-cell>
          <table:table-cell office:value-type="float" office:value="0.1483464343884994">
            <text:p>0.1483464343884994</text:p>
          </table:table-cell>
          <table:table-cell office:value-type="float" office:value="0.06430458463580635">
            <text:p>0.0643045846358063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5.3385204753947">
            <text:p>915.3385204753947</text:p>
          </table:table-cell>
          <table:table-cell office:value-type="float" office:value="35053.38503708642">
            <text:p>35053.38503708642</text:p>
          </table:table-cell>
          <table:table-cell office:value-type="float" office:value="1929">
            <text:p>1929</text:p>
          </table:table-cell>
          <table:table-cell office:value-type="float" office:value="4.885969707471041">
            <text:p>4.885969707471041</text:p>
          </table:table-cell>
          <table:table-cell office:value-type="string" office:value="">
            <text:p/>
          </table:table-cell>
          <table:table-cell office:value-type="float" office:value="14048.602640473635">
            <text:p>14048.602640473635</text:p>
          </table:table-cell>
          <table:table-cell office:value-type="float" office:value="66.93837768771094">
            <text:p>66.93837768771094</text:p>
          </table:table-cell>
          <table:table-cell office:value-type="float" office:value="0.027321011259825792">
            <text:p>0.027321011259825792</text:p>
          </table:table-cell>
          <table:table-cell office:value-type="float" office:value="0.06515512922533162">
            <text:p>0.0651551292253316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L5', '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917.3533786491994">
            <text:p>917.3533786491994</text:p>
          </table:table-cell>
          <table:table-cell office:value-type="float" office:value="35091.49351993764">
            <text:p>35091.49351993764</text:p>
          </table:table-cell>
          <table:table-cell office:value-type="float" office:value="154323">
            <text:p>154323</text:p>
          </table:table-cell>
          <table:table-cell office:value-type="float" office:value="897.7120883839995">
            <text:p>897.7120883839995</text:p>
          </table:table-cell>
          <table:table-cell office:value-type="string" office:value="">
            <text:p/>
          </table:table-cell>
          <table:table-cell office:value-type="float" office:value="10759.206712104955">
            <text:p>10759.206712104955</text:p>
          </table:table-cell>
          <table:table-cell office:value-type="float" office:value="14718.191502748561">
            <text:p>14718.191502748561</text:p>
          </table:table-cell>
          <table:table-cell office:value-type="float" office:value="1.0">
            <text:p>1.0</text:p>
          </table:table-cell>
          <table:table-cell office:value-type="float" office:value="0.08526217621761134">
            <text:p>0.0852621762176113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8.3611077949354">
            <text:p>918.3611077949354</text:p>
          </table:table-cell>
          <table:table-cell office:value-type="float" office:value="35110.53766854443">
            <text:p>35110.53766854443</text:p>
          </table:table-cell>
          <table:table-cell office:value-type="float" office:value="66572">
            <text:p>66572</text:p>
          </table:table-cell>
          <table:table-cell office:value-type="float" office:value="383.8236761363254">
            <text:p>383.8236761363254</text:p>
          </table:table-cell>
          <table:table-cell office:value-type="string" office:value="">
            <text:p/>
          </table:table-cell>
          <table:table-cell office:value-type="float" office:value="12079.293731191645">
            <text:p>12079.293731191645</text:p>
          </table:table-cell>
          <table:table-cell office:value-type="float" office:value="5690.394142832789">
            <text:p>5690.394142832789</text:p>
          </table:table-cell>
          <table:table-cell office:value-type="float" office:value="0.4313809347926103">
            <text:p>0.4313809347926103</text:p>
          </table:table-cell>
          <table:table-cell office:value-type="float" office:value="0.07602771554627452">
            <text:p>0.0760277155462745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9.3635716356112">
            <text:p>919.3635716356112</text:p>
          </table:table-cell>
          <table:table-cell office:value-type="float" office:value="35129.47190402031">
            <text:p>35129.47190402031</text:p>
          </table:table-cell>
          <table:table-cell office:value-type="float" office:value="22268">
            <text:p>22268</text:p>
          </table:table-cell>
          <table:table-cell office:value-type="float" office:value="124.38125156128922">
            <text:p>124.38125156128922</text:p>
          </table:table-cell>
          <table:table-cell office:value-type="string" office:value="">
            <text:p/>
          </table:table-cell>
          <table:table-cell office:value-type="float" office:value="13253.101577800247">
            <text:p>13253.101577800247</text:p>
          </table:table-cell>
          <table:table-cell office:value-type="float" office:value="1672.6759600470125">
            <text:p>1672.6759600470125</text:p>
          </table:table-cell>
          <table:table-cell office:value-type="float" office:value="0.1442947583963505">
            <text:p>0.1442947583963505</text:p>
          </table:table-cell>
          <table:table-cell office:value-type="float" office:value="0.069369691784118">
            <text:p>0.06936969178411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20.3633226253527">
            <text:p>920.3633226253527</text:p>
          </table:table-cell>
          <table:table-cell office:value-type="float" office:value="35148.344577343436">
            <text:p>35148.344577343436</text:p>
          </table:table-cell>
          <table:table-cell office:value-type="float" office:value="4955">
            <text:p>4955</text:p>
          </table:table-cell>
          <table:table-cell office:value-type="float" office:value="22.974832161071596">
            <text:p>22.974832161071596</text:p>
          </table:table-cell>
          <table:table-cell office:value-type="string" office:value="">
            <text:p/>
          </table:table-cell>
          <table:table-cell office:value-type="float" office:value="13391.81265350839">
            <text:p>13391.81265350839</text:p>
          </table:table-cell>
          <table:table-cell office:value-type="float" office:value="281.7605539152539">
            <text:p>281.7605539152539</text:p>
          </table:table-cell>
          <table:table-cell office:value-type="float" office:value="0.032107981311923696">
            <text:p>0.032107981311923696</text:p>
          </table:table-cell>
          <table:table-cell office:value-type="float" office:value="0.06872582124901783">
            <text:p>0.0687258212490178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21.3809103655217">
            <text:p>921.3809103655217</text:p>
          </table:table-cell>
          <table:table-cell office:value-type="float" office:value="35167.54339289669">
            <text:p>35167.54339289669</text:p>
          </table:table-cell>
          <table:table-cell office:value-type="float" office:value="2907">
            <text:p>2907</text:p>
          </table:table-cell>
          <table:table-cell office:value-type="float" office:value="10.980516111723537">
            <text:p>10.980516111723537</text:p>
          </table:table-cell>
          <table:table-cell office:value-type="string" office:value="">
            <text:p/>
          </table:table-cell>
          <table:table-cell office:value-type="float" office:value="12673.91227805176">
            <text:p>12673.91227805176</text:p>
          </table:table-cell>
          <table:table-cell office:value-type="float" office:value="163.77642012838953">
            <text:p>163.77642012838953</text:p>
          </table:table-cell>
          <table:table-cell office:value-type="float" office:value="0.018837114364028695">
            <text:p>0.018837114364028695</text:p>
          </table:table-cell>
          <table:table-cell office:value-type="float" office:value="0.07269901275560642">
            <text:p>0.0726990127556064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22.3891115057995">
            <text:p>922.3891115057995</text:p>
          </table:table-cell>
          <table:table-cell office:value-type="float" office:value="35186.5546137254">
            <text:p>35186.5546137254</text:p>
          </table:table-cell>
          <table:table-cell office:value-type="float" office:value="1771">
            <text:p>1771</text:p>
          </table:table-cell>
          <table:table-cell office:value-type="float" office:value="4.326456402547763">
            <text:p>4.326456402547763</text:p>
          </table:table-cell>
          <table:table-cell office:value-type="string" office:value="">
            <text:p/>
          </table:table-cell>
          <table:table-cell office:value-type="float" office:value="16481.551148392427">
            <text:p>16481.551148392427</text:p>
          </table:table-cell>
          <table:table-cell office:value-type="float" office:value="58.79795382786785">
            <text:p>58.79795382786785</text:p>
          </table:table-cell>
          <table:table-cell office:value-type="float" office:value="0.011475930353868185">
            <text:p>0.011475930353868185</text:p>
          </table:table-cell>
          <table:table-cell office:value-type="float" office:value="0.05596494548365172">
            <text:p>0.0559649454836517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6.3460042285519">
            <text:p>916.3460042285519</text:p>
          </table:table-cell>
          <table:table-cell office:value-type="float" office:value="35072.44557217095">
            <text:p>35072.44557217095</text:p>
          </table:table-cell>
          <table:table-cell office:value-type="float" office:value="26264">
            <text:p>26264</text:p>
          </table:table-cell>
          <table:table-cell office:value-type="float" office:value="147.73558968916947">
            <text:p>147.73558968916947</text:p>
          </table:table-cell>
          <table:table-cell office:value-type="string" office:value="">
            <text:p/>
          </table:table-cell>
          <table:table-cell office:value-type="float" office:value="12390.017724603957">
            <text:p>12390.017724603957</text:p>
          </table:table-cell>
          <table:table-cell office:value-type="float" office:value="2117.256978743302">
            <text:p>2117.256978743302</text:p>
          </table:table-cell>
          <table:table-cell office:value-type="float" office:value="0.17018850074195033">
            <text:p>0.17018850074195033</text:p>
          </table:table-cell>
          <table:table-cell office:value-type="float" office:value="0.07395840947094712">
            <text:p>0.0739584094709471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15.3410462078436">
            <text:p>915.3410462078436</text:p>
          </table:table-cell>
          <table:table-cell office:value-type="float" office:value="35053.43283446197">
            <text:p>35053.43283446197</text:p>
          </table:table-cell>
          <table:table-cell office:value-type="float" office:value="2675">
            <text:p>2675</text:p>
          </table:table-cell>
          <table:table-cell office:value-type="float" office:value="9.615475540026482">
            <text:p>9.615475540026482</text:p>
          </table:table-cell>
          <table:table-cell office:value-type="string" office:value="">
            <text:p/>
          </table:table-cell>
          <table:table-cell office:value-type="float" office:value="13325.26251047521">
            <text:p>13325.26251047521</text:p>
          </table:table-cell>
          <table:table-cell office:value-type="float" office:value="128.97835397600662">
            <text:p>128.97835397600662</text:p>
          </table:table-cell>
          <table:table-cell office:value-type="float" office:value="0.017333773967587462">
            <text:p>0.017333773967587462</text:p>
          </table:table-cell>
          <table:table-cell office:value-type="float" office:value="0.068692158633894">
            <text:p>0.06869215863389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